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522cm"/>
    </style:style>
    <style:style style:name="co1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0.36cm"/>
    </style:style>
    <style:style style:name="co12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7.989cm"/>
    </style:style>
    <style:style style:name="ro8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page" style:use-optimal-row-height="true"/>
    </style:style>
    <style:style style:name="ro7" style:family="table-row">
      <style:table-row-properties style:row-height="0.499cm" fo:break-before="page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0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71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33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72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73" style:family="table-cell" style:parent-style-name="Default" style:data-style-name="N84">
      <style:table-cell-properties fo:background-color="transparent" fo:border="0.002cm solid #000000"/>
    </style:style>
    <style:style style:name="ce74" style:family="table-cell" style:parent-style-name="Default">
      <style:table-cell-properties fo:background-color="#ccccff" fo:border="0.002cm solid #000000"/>
    </style:style>
    <style:style style:name="ce7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76" style:family="table-cell" style:parent-style-name="Default" style:data-style-name="N84"/>
    <style:style style:name="ce7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78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79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cc99"/>
    </style:style>
    <style:style style:name="ce80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8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82" style:family="table-cell" style:parent-style-name="Default">
      <style:table-cell-properties fo:background-color="#996633"/>
    </style:style>
    <style:style style:name="ce83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</style:style>
    <style:style style:name="ce84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663300"/>
    </style:style>
    <style:style style:name="ce85" style:family="table-cell" style:parent-style-name="Huile_20_foncé">
      <style:table-cell-properties style:text-align-source="fix" style:repeat-content="false" fo:border="0.002cm solid #000000"/>
      <style:paragraph-properties fo:text-align="center" fo:margin-left="0cm"/>
    </style:style>
    <style:style style:name="ce86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8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89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</style:style>
    <style:style style:name="ce9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9" style:family="table-cell" style:parent-style-name="Default" style:data-style-name="N75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 style:data-style-name="N75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1" style:family="table-cell" style:parent-style-name="Default" style:data-style-name="N75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6633" fo:text-shadow="1pt 1pt" fo:font-weight="bold" style:font-weight-asian="bold" style:font-weight-complex="bold"/>
    </style:style>
    <style:style style:name="ce32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4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38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9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40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1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13"/>
    </style:style>
    <style:style style:name="ce42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14"/>
    </style:style>
    <style:style style:name="ce43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51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56" style:family="table-cell" style:parent-style-name="pomme_20_foncé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2"/>
      <style:map style:condition="cell-content-is-not-between(1,100)" style:apply-style-name="pas_20_livraison" style:base-cell-address="Sheet1.F2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2" style:family="table-cell" style:parent-style-name="Default">
      <style:table-cell-properties style:text-align-source="fix" style:repeat-content="false" fo:background-color="transparent" fo:border="0.088cm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5" style:family="table-cell" style:parent-style-name="Default">
      <style:table-cell-properties style:diagonal-tl-br="0.002cm solid #000000" style:text-align-source="fix" style:repeat-content="false" fo:background-color="transparent" fo:border="0.002cm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6" style:family="table-cell" style:parent-style-name="Default">
      <style:table-cell-properties style:text-align-source="fix" style:repeat-content="false" fo:background-color="transparent" fo:border="0.088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8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 fo:font-size="7pt" style:font-size-asian="7pt" style:font-size-complex="7pt"/>
    </style:style>
    <style:style style:name="ce69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/>
    </style:style>
    <style:style style:name="ce92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</style:style>
    <style:style style:name="ce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"/>
      <style:map style:condition="cell-content-is-not-between(1,100)" style:apply-style-name="pas_20_livraison" style:base-cell-address="Sheet1.J2"/>
    </style:style>
    <style:style style:name="ce9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95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96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97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98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18"/>
      <style:map style:condition="cell-content-is-not-between(1,100)" style:apply-style-name="pas_20_livraison" style:base-cell-address="Sheet1.J18"/>
    </style:style>
    <style:style style:name="ce99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2"/>
      <style:map style:condition="cell-content-is-not-between(1,100)" style:apply-style-name="pas_20_livraison" style:base-cell-address="Sheet1.J22"/>
    </style:style>
    <style:style style:name="ce100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6"/>
      <style:map style:condition="cell-content-is-not-between(1,100)" style:apply-style-name="pas_20_livraison" style:base-cell-address="Sheet1.J26"/>
    </style:style>
    <style:style style:name="ce101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0"/>
      <style:map style:condition="cell-content-is-not-between(1,100)" style:apply-style-name="pas_20_livraison" style:base-cell-address="Sheet1.J30"/>
    </style:style>
    <style:style style:name="ce102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4"/>
      <style:map style:condition="cell-content-is-not-between(1,100)" style:apply-style-name="pas_20_livraison" style:base-cell-address="Sheet1.J34"/>
    </style:style>
    <style:style style:name="ce103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8"/>
      <style:map style:condition="cell-content-is-not-between(1,100)" style:apply-style-name="pas_20_livraison" style:base-cell-address="Sheet1.J38"/>
    </style:style>
    <style:style style:name="ce104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42"/>
      <style:map style:condition="cell-content-is-not-between(1,100)" style:apply-style-name="pas_20_livraison" style:base-cell-address="Sheet1.J42"/>
    </style:style>
    <style:style style:name="ce105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46"/>
      <style:map style:condition="cell-content-is-not-between(1,100)" style:apply-style-name="pas_20_livraison" style:base-cell-address="Sheet1.J46"/>
    </style:style>
    <style:style style:name="ce106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50"/>
      <style:map style:condition="cell-content-is-not-between(1,100)" style:apply-style-name="pas_20_livraison" style:base-cell-address="Sheet1.J50"/>
    </style:style>
    <style:style style:name="ce107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52"/>
      <style:map style:condition="cell-content-is-not-between(1,100)" style:apply-style-name="pas_20_livraison" style:base-cell-address="Sheet1.J52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</style:style>
    <style:style style:name="ce10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color="#ffffff"/>
    </style:style>
    <style:style style:name="ce110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ffffff"/>
    </style:style>
    <style:style style:name="ce1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/>
    </style:style>
    <style:style style:name="ce112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  <style:text-properties fo:color="#000000"/>
    </style:style>
    <style:style style:name="ce113" style:family="table-cell" style:parent-style-name="Default" style:data-style-name="N75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14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M93">
        <office:forms form:automatic-focus="false" form:apply-design-mode="false"/>
        <table:table-column table:style-name="co4" table:default-cell-style-name="ce36"/>
        <table:table-column table:style-name="co5" table:default-cell-style-name="ce45"/>
        <table:table-column table:style-name="co5" table:default-cell-style-name="ce49"/>
        <table:table-column table:style-name="co6" table:default-cell-style-name="ce53"/>
        <table:table-column table:style-name="co5" table:default-cell-style-name="ce58"/>
        <table:table-column table:style-name="co5" table:number-columns-repeated="2" table:default-cell-style-name="ce36"/>
        <table:table-column table:style-name="co7" table:default-cell-style-name="ce36"/>
        <table:table-column table:style-name="co5" table:number-columns-repeated="2" table:default-cell-style-name="ce36"/>
        <table:table-column table:style-name="co5" table:default-cell-style-name="ce111"/>
        <table:table-column table:style-name="co8" table:default-cell-style-name="ce111"/>
        <table:table-column table:style-name="co9" table:default-cell-style-name="ce36"/>
        <table:table-column table:style-name="co11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0" table:number-columns-repeated="1004" table:default-cell-style-name="Default"/>
        <table:table-row table:style-name="ro3">
          <table:table-cell table:style-name="ce28" office:value-type="string">
            <text:p>Dates</text:p>
          </table:table-cell>
          <table:table-cell table:style-name="ce37" office:value-type="string">
            <text:p>Légumes</text:p>
          </table:table-cell>
          <table:table-cell table:style-name="ce46" office:value-type="string">
            <text:p>Produits laitiers</text:p>
          </table:table-cell>
          <table:table-cell table:style-name="ce37" office:value-type="string">
            <text:p>Oeufs</text:p>
          </table:table-cell>
          <table:table-cell table:style-name="ce54" office:value-type="string">
            <text:p>Pommes</text:p>
          </table:table-cell>
          <table:table-cell table:style-name="ce33" office:value-type="string">
            <text:p>Pains</text:p>
          </table:table-cell>
          <table:table-cell table:style-name="ce33" office:value-type="string">
            <text:p>Pains 1s/2</text:p>
          </table:table-cell>
          <table:table-cell table:style-name="ce33" office:value-type="string">
            <text:p>Poulets 2/mois</text:p>
          </table:table-cell>
          <table:table-cell table:style-name="ce33" office:value-type="string">
            <text:p>Poulets 1/mois</text:p>
          </table:table-cell>
          <table:table-cell table:style-name="ce54" office:value-type="string">
            <text:p>Chèvre</text:p>
          </table:table-cell>
          <table:table-cell table:style-name="ce54" office:value-type="string">
            <text:p>Huiles &amp; farines</text:p>
          </table:table-cell>
          <table:table-cell table:style-name="ce54" office:value-type="string">
            <text:p>Tisanes</text:p>
          </table:table-cell>
          <table:table-cell table:style-name="ce28" office:value-type="string">
            <text:p>Commentaires</text:p>
          </table:table-cell>
          <table:table-cell table:style-name="ce115"/>
          <table:table-cell table:style-name="ce116" table:number-columns-repeated="4"/>
          <table:table-cell table:style-name="ce115" table:number-columns-repeated="1004"/>
        </table:table-row>
        <table:table-row table:style-name="ro4" table:visibility="collapse">
          <table:table-cell table:style-name="ce29" office:value-type="date" office:date-value="2014-01-03">
            <text:p>3 janv. 2014</text:p>
          </table:table-cell>
          <table:table-cell table:style-name="ce38"/>
          <table:table-cell table:style-name="ce19"/>
          <table:table-cell table:style-name="ce44"/>
          <table:table-cell table:style-name="ce55"/>
          <table:table-cell table:style-name="ce59" table:number-columns-repeated="2"/>
          <table:table-cell table:style-name="ce19" table:number-columns-repeated="2"/>
          <table:table-cell table:style-name="ce93"/>
          <table:table-cell table:style-name="ce108" table:number-columns-repeated="2"/>
          <table:table-cell table:style-name="ce19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2]+7" office:value-type="date" office:date-value="2014-01-10">
            <text:p>10 janv. 2014</text:p>
          </table:table-cell>
          <table:table-cell table:style-name="ce39" office:value-type="float" office:value="8">
            <text:p>8</text:p>
          </table:table-cell>
          <table:table-cell table:style-name="ce20" office:value-type="float" office:value="15">
            <text:p>15</text:p>
          </table:table-cell>
          <table:table-cell table:style-name="ce50" office:value-type="string">
            <text:p>36+35</text:p>
          </table:table-cell>
          <table:table-cell table:style-name="ce56" office:value-type="float" office:value="3">
            <text:p>3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4">
            <text:p>4</text:p>
          </table:table-cell>
          <table:table-cell table:style-name="ce68" office:value-type="string">
            <text:p>17+18</text:p>
          </table:table-cell>
          <table:table-cell table:style-name="ce69" office:value-type="float" office:value="9">
            <text:p>9</text:p>
          </table:table-cell>
          <table:table-cell table:style-name="ce94"/>
          <table:table-cell table:style-name="ce108" table:number-columns-repeated="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3]+7" office:value-type="date" office:date-value="2014-01-17">
            <text:p>17 janv. 2014</text:p>
          </table:table-cell>
          <table:table-cell table:style-name="ce39" table:formula="of:=MIN(#ref!;[.B3])-1" office:value-type="string" office:string-value="Err :511">
            <text:p>Err :511</text:p>
          </table:table-cell>
          <table:table-cell table:style-name="ce19"/>
          <table:table-cell table:style-name="ce51" office:value-type="float" office:value="34">
            <text:p>34</text:p>
          </table:table-cell>
          <table:table-cell table:style-name="ce55"/>
          <table:table-cell table:style-name="ce60" table:formula="of:=MIN([.F$2:.F3])-1" office:value-type="float" office:value="6">
            <text:p>6</text:p>
          </table:table-cell>
          <table:table-cell table:style-name="ce60"/>
          <table:table-cell table:style-name="ce19" table:number-columns-repeated="2"/>
          <table:table-cell table:style-name="ce95"/>
          <table:table-cell table:style-name="ce108" office:value-type="float" office:value="2">
            <text:p>2</text:p>
          </table:table-cell>
          <table:table-cell table:style-name="ce108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4]+7" office:value-type="date" office:date-value="2014-01-24">
            <text:p>24 janv. 2014</text:p>
          </table:table-cell>
          <table:table-cell table:style-name="ce39" table:formula="of:=MIN(#ref!;[.B4])-1" office:value-type="string" office:string-value="Err :511">
            <text:p>Err :511</text:p>
          </table:table-cell>
          <table:table-cell table:style-name="ce20" table:formula="of:=MIN([.C$2:.C4])-1" office:value-type="float" office:value="14">
            <text:p>14</text:p>
          </table:table-cell>
          <table:table-cell table:style-name="ce51" table:formula="of:=MIN([.D$4:.D4])-1" office:value-type="float" office:value="33">
            <text:p>33</text:p>
          </table:table-cell>
          <table:table-cell table:style-name="ce55"/>
          <table:table-cell table:style-name="ce60" table:number-columns-repeated="2"/>
          <table:table-cell table:style-name="ce69" office:value-type="float" office:value="16">
            <text:p>16</text:p>
          </table:table-cell>
          <table:table-cell table:style-name="ce69" table:formula="of:=MIN([.I$2:.I4])-1" office:value-type="float" office:value="8">
            <text:p>8</text:p>
          </table:table-cell>
          <table:table-cell table:style-name="ce94"/>
          <table:table-cell table:style-name="ce108" table:number-columns-repeated="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5]+7" office:value-type="date" office:date-value="2014-01-31">
            <text:p>31 janv. 2014</text:p>
          </table:table-cell>
          <table:table-cell table:style-name="ce39" table:formula="of:=MIN(#ref!;[.B5])-1" office:value-type="string" office:string-value="Err :511">
            <text:p>Err :511</text:p>
          </table:table-cell>
          <table:table-cell table:style-name="ce19"/>
          <table:table-cell table:style-name="ce51" table:formula="of:=MIN([.D$4:.D5])-1" office:value-type="float" office:value="32">
            <text:p>32</text:p>
          </table:table-cell>
          <table:table-cell table:style-name="ce55"/>
          <table:table-cell table:style-name="ce60" table:formula="of:=MIN([.F$2:.F5])-1" office:value-type="float" office:value="5">
            <text:p>5</text:p>
          </table:table-cell>
          <table:table-cell table:style-name="ce60"/>
          <table:table-cell table:style-name="ce19" table:number-columns-repeated="2"/>
          <table:table-cell table:style-name="ce94"/>
          <table:table-cell table:style-name="ce108" table:number-columns-repeated="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30" table:formula="of:=[.A6]+7" office:value-type="date" office:date-value="2014-02-07">
            <text:p>7 févr. 2014</text:p>
          </table:table-cell>
          <table:table-cell table:style-name="ce39" table:formula="of:=MIN(#ref!;[.B6])-1" office:value-type="string" office:string-value="Err :511">
            <text:p>Err :511</text:p>
          </table:table-cell>
          <table:table-cell table:style-name="ce20" table:formula="of:=MIN([.C$2:.C6])-1" office:value-type="float" office:value="13">
            <text:p>13</text:p>
          </table:table-cell>
          <table:table-cell table:style-name="ce51" table:formula="of:=MIN([.D$4:.D6])-1" office:value-type="float" office:value="31">
            <text:p>31</text:p>
          </table:table-cell>
          <table:table-cell table:style-name="ce56" office:value-type="float" office:value="2">
            <text:p>2</text:p>
          </table:table-cell>
          <table:table-cell table:style-name="ce60" table:formula="of:=MIN([.F$2:.F6])-1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9" table:formula="of:=MIN([.H$2:.H6])-1" office:value-type="float" office:value="15">
            <text:p>15</text:p>
          </table:table-cell>
          <table:table-cell table:style-name="ce19"/>
          <table:table-cell table:style-name="ce94"/>
          <table:table-cell table:style-name="ce108" table:number-columns-repeated="2"/>
          <table:table-cell table:style-name="ce30"/>
          <table:table-cell table:style-name="ce116" table:number-columns-repeated="1009"/>
        </table:table-row>
        <table:table-row table:style-name="ro4" table:visibility="collapse">
          <table:table-cell table:style-name="ce30" table:formula="of:=[.A7]+7" office:value-type="date" office:date-value="2014-02-14">
            <text:p>14 févr. 2014</text:p>
          </table:table-cell>
          <table:table-cell table:style-name="ce39" table:formula="of:=MIN(#ref!;[.B7])-1" office:value-type="string" office:string-value="Err :511">
            <text:p>Err :511</text:p>
          </table:table-cell>
          <table:table-cell table:style-name="ce19"/>
          <table:table-cell table:style-name="ce51" table:formula="of:=MIN([.D$4:.D7])-1" office:value-type="float" office:value="30">
            <text:p>30</text:p>
          </table:table-cell>
          <table:table-cell table:style-name="ce55"/>
          <table:table-cell table:style-name="ce60" table:formula="of:=MIN([.F$2:.F7])-1" office:value-type="float" office:value="3">
            <text:p>3</text:p>
          </table:table-cell>
          <table:table-cell table:style-name="ce60"/>
          <table:table-cell table:style-name="ce19" table:number-columns-repeated="2"/>
          <table:table-cell table:style-name="ce95"/>
          <table:table-cell table:style-name="ce109" office:value-type="float" office:value="1">
            <text:p>1</text:p>
          </table:table-cell>
          <table:table-cell table:style-name="ce52"/>
          <table:table-cell table:style-name="ce30"/>
          <table:table-cell table:style-name="ce116" table:number-columns-repeated="1009"/>
        </table:table-row>
        <table:table-row table:style-name="ro4" table:visibility="collapse">
          <table:table-cell table:style-name="ce30" table:formula="of:=[.A8]+7" office:value-type="date" office:date-value="2014-02-21">
            <text:p>21 févr. 2014</text:p>
          </table:table-cell>
          <table:table-cell table:style-name="ce39" table:formula="of:=MIN(#ref!;[.B8])-1" office:value-type="string" office:string-value="Err :511">
            <text:p>Err :511</text:p>
          </table:table-cell>
          <table:table-cell table:style-name="ce20" table:formula="of:=MIN([.C$2:.C8])-1" office:value-type="float" office:value="12">
            <text:p>12</text:p>
          </table:table-cell>
          <table:table-cell table:style-name="ce51" table:formula="of:=MIN([.D$4:.D8])-1" office:value-type="float" office:value="29">
            <text:p>29</text:p>
          </table:table-cell>
          <table:table-cell table:style-name="ce55"/>
          <table:table-cell table:style-name="ce60" table:formula="of:=MIN([.F$2:.F8])-1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9" table:formula="of:=MIN([.H$2:.H8])-1" office:value-type="float" office:value="14">
            <text:p>14</text:p>
          </table:table-cell>
          <table:table-cell table:style-name="ce69" table:formula="of:=MIN([.I$2:.I8])-1" office:value-type="float" office:value="7">
            <text:p>7</text:p>
          </table:table-cell>
          <table:table-cell table:style-name="ce52"/>
          <table:table-cell table:style-name="ce108" table:number-columns-repeated="2"/>
          <table:table-cell table:style-name="ce30"/>
          <table:table-cell table:style-name="ce116" table:number-columns-repeated="1009"/>
        </table:table-row>
        <table:table-row table:style-name="ro4" table:visibility="collapse">
          <table:table-cell table:style-name="ce30" table:formula="of:=[.A9]+7" office:value-type="date" office:date-value="2014-02-28">
            <text:p>28 févr. 2014</text:p>
          </table:table-cell>
          <table:table-cell table:style-name="ce39" table:formula="of:=MIN(#ref!;[.B9])-1" office:value-type="string" office:string-value="Err :511">
            <text:p>Err :511</text:p>
          </table:table-cell>
          <table:table-cell table:style-name="ce19"/>
          <table:table-cell table:style-name="ce51" table:formula="of:=MIN([.D$4:.D9])-1" office:value-type="float" office:value="28">
            <text:p>28</text:p>
          </table:table-cell>
          <table:table-cell table:style-name="ce55"/>
          <table:table-cell table:style-name="ce60" table:formula="of:=MIN([.F$2:.F9])-1" office:value-type="float" office:value="1">
            <text:p>1</text:p>
          </table:table-cell>
          <table:table-cell table:style-name="ce60"/>
          <table:table-cell table:style-name="ce19" table:number-columns-repeated="2"/>
          <table:table-cell table:style-name="ce52" table:number-columns-repeated="2"/>
          <table:table-cell table:style-name="ce112" office:value-type="float" office:value="3">
            <text:p>3</text:p>
          </table:table-cell>
          <table:table-cell table:style-name="ce30"/>
          <table:table-cell table:style-name="ce116" table:number-columns-repeated="1009"/>
        </table:table-row>
        <table:table-row table:style-name="ro4" table:visibility="collapse">
          <table:table-cell table:style-name="ce29" table:formula="of:=[.A10]+7" office:value-type="date" office:date-value="2014-03-07">
            <text:p>7 mars 2014</text:p>
          </table:table-cell>
          <table:table-cell table:style-name="ce39" office:value-type="float" office:value="48">
            <text:p>48</text:p>
          </table:table-cell>
          <table:table-cell table:style-name="ce20" table:formula="of:=MIN([.C$2:.C10])-1" office:value-type="float" office:value="11">
            <text:p>11</text:p>
          </table:table-cell>
          <table:table-cell table:style-name="ce51" table:formula="of:=MIN([.D$4:.D10])-1" office:value-type="float" office:value="27">
            <text:p>27</text:p>
          </table:table-cell>
          <table:table-cell table:style-name="ce56" office:value-type="float" office:value="1">
            <text:p>1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">
            <text:p>1</text:p>
          </table:table-cell>
          <table:table-cell table:style-name="ce69" table:formula="of:=MIN([.H$2:.H10])-1" office:value-type="float" office:value="13">
            <text:p>13</text:p>
          </table:table-cell>
          <table:table-cell table:style-name="ce19"/>
          <table:table-cell table:style-name="ce52" table:number-columns-repeated="3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11]+7" office:value-type="date" office:date-value="2014-03-14">
            <text:p>14 mars 2014</text:p>
          </table:table-cell>
          <table:table-cell table:style-name="ce40" table:formula="of:=MIN([.B$11:.B11])-1" office:value-type="float" office:value="47">
            <text:p>47</text:p>
          </table:table-cell>
          <table:table-cell table:style-name="ce44"/>
          <table:table-cell table:style-name="ce51" table:formula="of:=MIN([.D$4:.D11])-1" office:value-type="float" office:value="26">
            <text:p>26</text:p>
          </table:table-cell>
          <table:table-cell table:style-name="ce55"/>
          <table:table-cell table:style-name="ce62"/>
          <table:table-cell table:style-name="ce60"/>
          <table:table-cell table:style-name="ce19" table:number-columns-repeated="2"/>
          <table:table-cell table:style-name="ce96" office:value-type="float" office:value="2">
            <text:p>2</text:p>
          </table:table-cell>
          <table:table-cell table:style-name="ce52" table:number-columns-repeated="2"/>
          <table:table-cell table:style-name="ce19" office:value-type="string">
            <text:p>pas de pain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12]+7" office:value-type="date" office:date-value="2014-03-21">
            <text:p>21 mars 2014</text:p>
          </table:table-cell>
          <table:table-cell table:style-name="ce41" table:formula="of:=MIN([.B$11:.B12])-1" office:value-type="float" office:value="46">
            <text:p>46</text:p>
          </table:table-cell>
          <table:table-cell table:style-name="ce20" table:formula="of:=MIN([.C$2:.C12])-1" office:value-type="float" office:value="10">
            <text:p>10</text:p>
          </table:table-cell>
          <table:table-cell table:style-name="ce51" table:formula="of:=MIN([.D$4:.D12])-1" office:value-type="float" office:value="25">
            <text:p>25</text:p>
          </table:table-cell>
          <table:table-cell table:style-name="ce55"/>
          <table:table-cell table:style-name="ce63" office:value-type="float" office:value="15">
            <text:p>15</text:p>
          </table:table-cell>
          <table:table-cell table:style-name="ce64" office:value-type="float" office:value="9">
            <text:p>9</text:p>
          </table:table-cell>
          <table:table-cell table:style-name="ce69" table:formula="of:=MIN([.H$2:.H12])-1" office:value-type="float" office:value="12">
            <text:p>12</text:p>
          </table:table-cell>
          <table:table-cell table:style-name="ce69" table:formula="of:=MIN([.I$2:.I12])-1" office:value-type="float" office:value="6">
            <text:p>6</text:p>
          </table:table-cell>
          <table:table-cell table:style-name="ce52" table:number-columns-repeated="3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13]+7" office:value-type="date" office:date-value="2014-03-28">
            <text:p>28 mars 2014</text:p>
          </table:table-cell>
          <table:table-cell table:style-name="ce42" table:formula="of:=MIN([.B$11:.B13])-1" office:value-type="float" office:value="45">
            <text:p>45</text:p>
          </table:table-cell>
          <table:table-cell table:style-name="ce44"/>
          <table:table-cell table:style-name="ce51" table:formula="of:=MIN([.D$4:.D13])-1" office:value-type="float" office:value="24">
            <text:p>24</text:p>
          </table:table-cell>
          <table:table-cell table:style-name="ce55"/>
          <table:table-cell table:style-name="ce63" office:value-type="float" office:value="14">
            <text:p>14</text:p>
          </table:table-cell>
          <table:table-cell table:style-name="ce63"/>
          <table:table-cell table:style-name="ce19" table:number-columns-repeated="2"/>
          <table:table-cell table:style-name="ce52" table:number-columns-repeated="3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30" table:formula="of:=[.A14]+7" office:value-type="date" office:date-value="2014-04-04">
            <text:p>4 avr. 2014</text:p>
          </table:table-cell>
          <table:table-cell table:style-name="ce42" table:formula="of:=MIN([.B$11:.B14])-1" office:value-type="float" office:value="44">
            <text:p>44</text:p>
          </table:table-cell>
          <table:table-cell table:style-name="ce20" table:formula="of:=MIN([.C$2:.C14])-1" office:value-type="float" office:value="9">
            <text:p>9</text:p>
          </table:table-cell>
          <table:table-cell table:style-name="ce51" table:formula="of:=MIN([.D$4:.D14])-1" office:value-type="float" office:value="23">
            <text:p>23</text:p>
          </table:table-cell>
          <table:table-cell table:style-name="ce55"/>
          <table:table-cell table:style-name="ce63" office:value-type="float" office:value="13">
            <text:p>13</text:p>
          </table:table-cell>
          <table:table-cell table:style-name="ce67" office:value-type="float" office:value="8">
            <text:p>8</text:p>
          </table:table-cell>
          <table:table-cell table:style-name="ce69" table:formula="of:=MIN([.H$2:.H14])-1" office:value-type="float" office:value="11">
            <text:p>11</text:p>
          </table:table-cell>
          <table:table-cell table:style-name="ce19" table:number-columns-repeated="2"/>
          <table:table-cell table:style-name="ce52" table:number-columns-repeated="2"/>
          <table:table-cell table:style-name="ce30"/>
          <table:table-cell table:style-name="ce116" table:number-columns-repeated="1009"/>
        </table:table-row>
        <table:table-row table:style-name="ro5" table:visibility="collapse">
          <table:table-cell table:style-name="ce30" table:formula="of:=[.A15]+7" office:value-type="date" office:date-value="2014-04-11">
            <text:p>11 avr. 2014</text:p>
          </table:table-cell>
          <table:table-cell table:style-name="ce42" table:formula="of:=MIN([.B$11:.B15])-1" office:value-type="float" office:value="43">
            <text:p>43</text:p>
          </table:table-cell>
          <table:table-cell table:style-name="ce47"/>
          <table:table-cell table:style-name="ce51" table:formula="of:=MIN([.D$4:.D15])-1" office:value-type="float" office:value="22">
            <text:p>22</text:p>
          </table:table-cell>
          <table:table-cell table:style-name="ce55"/>
          <table:table-cell table:style-name="ce63" office:value-type="float" office:value="12">
            <text:p>12</text:p>
          </table:table-cell>
          <table:table-cell table:style-name="ce63"/>
          <table:table-cell table:style-name="ce19" table:number-columns-repeated="2"/>
          <table:table-cell table:style-name="ce97" office:value-type="float" office:value="1">
            <text:p>1</text:p>
          </table:table-cell>
          <table:table-cell table:style-name="ce109" office:value-type="float" office:value="3">
            <text:p>3</text:p>
          </table:table-cell>
          <table:table-cell table:style-name="ce52"/>
          <table:table-cell table:style-name="ce30"/>
          <table:table-cell table:style-name="ce116" table:number-columns-repeated="1009"/>
        </table:table-row>
        <table:table-row table:style-name="ro5" table:visibility="collapse">
          <table:table-cell table:style-name="ce30" table:formula="of:=[.A16]+7" office:value-type="date" office:date-value="2014-04-18">
            <text:p>18 avr. 2014</text:p>
          </table:table-cell>
          <table:table-cell table:style-name="ce42" table:formula="of:=MIN([.B$11:.B16])-1" office:value-type="float" office:value="42">
            <text:p>42</text:p>
          </table:table-cell>
          <table:table-cell table:style-name="ce20" table:formula="of:=MIN([.C$2:.C16])-1" office:value-type="float" office:value="8">
            <text:p>8</text:p>
          </table:table-cell>
          <table:table-cell table:style-name="ce51" table:formula="of:=MIN([.D$4:.D16])-1" office:value-type="float" office:value="21">
            <text:p>21</text:p>
          </table:table-cell>
          <table:table-cell table:style-name="ce55"/>
          <table:table-cell table:style-name="ce63" office:value-type="float" office:value="11">
            <text:p>11</text:p>
          </table:table-cell>
          <table:table-cell table:style-name="ce63" office:value-type="float" office:value="7">
            <text:p>7</text:p>
          </table:table-cell>
          <table:table-cell table:style-name="ce69" table:formula="of:=MIN([.H$2:.H16])-1" office:value-type="float" office:value="10">
            <text:p>10</text:p>
          </table:table-cell>
          <table:table-cell table:style-name="ce69" table:formula="of:=MIN([.I$2:.I16])-1" office:value-type="float" office:value="5">
            <text:p>5</text:p>
          </table:table-cell>
          <table:table-cell table:style-name="ce19"/>
          <table:table-cell table:style-name="ce52" table:number-columns-repeated="2"/>
          <table:table-cell table:style-name="ce30"/>
          <table:table-cell table:style-name="ce116" table:number-columns-repeated="1009"/>
        </table:table-row>
        <table:table-row table:style-name="ro5" table:visibility="collapse">
          <table:table-cell table:style-name="ce30" table:formula="of:=[.A17]+7" office:value-type="date" office:date-value="2014-04-25">
            <text:p>25 avr. 2014</text:p>
          </table:table-cell>
          <table:table-cell table:style-name="ce42"/>
          <table:table-cell table:style-name="ce47"/>
          <table:table-cell table:style-name="ce51" table:formula="of:=MIN([.D$4:.D17])-1" office:value-type="float" office:value="20">
            <text:p>20</text:p>
          </table:table-cell>
          <table:table-cell table:style-name="ce55"/>
          <table:table-cell table:style-name="ce63" office:value-type="float" office:value="10">
            <text:p>10</text:p>
          </table:table-cell>
          <table:table-cell table:style-name="ce63"/>
          <table:table-cell table:style-name="ce19" table:number-columns-repeated="2"/>
          <table:table-cell table:style-name="ce98" office:value-type="float" office:value="10">
            <text:p>10</text:p>
          </table:table-cell>
          <table:table-cell table:style-name="ce52" table:number-columns-repeated="2"/>
          <table:table-cell table:style-name="ce30"/>
          <table:table-cell table:style-name="ce116" table:number-columns-repeated="1009"/>
        </table:table-row>
        <table:table-row table:style-name="ro6" table:visibility="collapse">
          <table:table-cell table:style-name="ce29" table:formula="of:=[.A18]+7" office:value-type="date" office:date-value="2014-05-02">
            <text:p>2 mai 2014</text:p>
          </table:table-cell>
          <table:table-cell table:style-name="ce42"/>
          <table:table-cell table:style-name="ce20" table:formula="of:=MIN([.C$2:.C18])-1" office:value-type="float" office:value="7">
            <text:p>7</text:p>
          </table:table-cell>
          <table:table-cell table:style-name="ce51" table:formula="of:=MIN([.D$4:.D18])-1" office:value-type="float" office:value="19">
            <text:p>19</text:p>
          </table:table-cell>
          <table:table-cell table:style-name="ce55"/>
          <table:table-cell table:style-name="ce63" office:value-type="float" office:value="9">
            <text:p>9</text:p>
          </table:table-cell>
          <table:table-cell table:style-name="ce63" office:value-type="float" office:value="6">
            <text:p>6</text:p>
          </table:table-cell>
          <table:table-cell table:style-name="ce69" table:formula="of:=MIN([.H$2:.H18])-1" office:value-type="float" office:value="9">
            <text:p>9</text:p>
          </table:table-cell>
          <table:table-cell table:style-name="ce19" table:number-columns-repeated="2"/>
          <table:table-cell table:style-name="ce52" table:number-columns-repeated="2"/>
          <table:table-cell table:style-name="ce19"/>
          <table:table-cell table:style-name="ce116" table:number-columns-repeated="1009"/>
        </table:table-row>
        <table:table-row table:style-name="ro5" table:visibility="collapse">
          <table:table-cell table:style-name="ce29" table:formula="of:=[.A19]+7" office:value-type="date" office:date-value="2014-05-09">
            <text:p>9 mai 2014</text:p>
          </table:table-cell>
          <table:table-cell table:style-name="ce42" table:formula="of:=MIN([.B$11:.B19])-1" office:value-type="float" office:value="41">
            <text:p>41</text:p>
          </table:table-cell>
          <table:table-cell table:style-name="ce47"/>
          <table:table-cell table:style-name="ce51" table:formula="of:=MIN([.D$4:.D19])-1" office:value-type="float" office:value="18">
            <text:p>18</text:p>
          </table:table-cell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19" office:value-type="string">
            <text:p>pas de pain</text:p>
          </table:table-cell>
          <table:table-cell table:style-name="ce116" table:number-columns-repeated="1009"/>
        </table:table-row>
        <table:table-row table:style-name="ro5" table:visibility="collapse">
          <table:table-cell table:style-name="ce29" table:formula="of:=[.A20]+7" office:value-type="date" office:date-value="2014-05-16">
            <text:p>16 mai 2014</text:p>
          </table:table-cell>
          <table:table-cell table:style-name="ce42" table:formula="of:=MIN([.B$11:.B20])-1" office:value-type="float" office:value="40">
            <text:p>40</text:p>
          </table:table-cell>
          <table:table-cell table:style-name="ce20" table:formula="of:=MIN([.C$2:.C20])-1" office:value-type="float" office:value="6">
            <text:p>6</text:p>
          </table:table-cell>
          <table:table-cell table:style-name="ce51" table:formula="of:=MIN([.D$4:.D20])-1" office:value-type="float" office:value="17">
            <text:p>17</text:p>
          </table:table-cell>
          <table:table-cell table:style-name="ce55"/>
          <table:table-cell table:style-name="ce63" office:value-type="float" office:value="8">
            <text:p>8</text:p>
          </table:table-cell>
          <table:table-cell table:style-name="ce63" office:value-type="float" office:value="5">
            <text:p>5</text:p>
          </table:table-cell>
          <table:table-cell table:style-name="ce69" table:formula="of:=MIN([.H$2:.H20])-1" office:value-type="float" office:value="8">
            <text:p>8</text:p>
          </table:table-cell>
          <table:table-cell table:style-name="ce69" table:formula="of:=MIN([.I$2:.I20])-1" office:value-type="float" office:value="4">
            <text:p>4</text:p>
          </table:table-cell>
          <table:table-cell table:style-name="ce19"/>
          <table:table-cell table:style-name="ce52" table:number-columns-repeated="2"/>
          <table:table-cell table:style-name="ce19"/>
          <table:table-cell table:style-name="ce116" table:number-columns-repeated="1009"/>
        </table:table-row>
        <table:table-row table:style-name="ro5" table:visibility="collapse">
          <table:table-cell table:style-name="ce29" table:formula="of:=[.A21]+7" office:value-type="date" office:date-value="2014-05-23">
            <text:p>23 mai 2014</text:p>
          </table:table-cell>
          <table:table-cell table:style-name="ce42" table:formula="of:=MIN([.B$11:.B21])-1" office:value-type="float" office:value="39">
            <text:p>39</text:p>
          </table:table-cell>
          <table:table-cell table:style-name="ce47"/>
          <table:table-cell table:style-name="ce51" table:formula="of:=MIN([.D$4:.D21])-1" office:value-type="float" office:value="16">
            <text:p>16</text:p>
          </table:table-cell>
          <table:table-cell table:style-name="ce55"/>
          <table:table-cell table:style-name="ce63" office:value-type="float" office:value="7">
            <text:p>7</text:p>
          </table:table-cell>
          <table:table-cell table:style-name="ce63"/>
          <table:table-cell table:style-name="ce19" table:number-columns-repeated="2"/>
          <table:table-cell table:style-name="ce99" office:value-type="float" office:value="9">
            <text:p>9</text:p>
          </table:table-cell>
          <table:table-cell table:style-name="ce52" table:number-columns-repeated="2"/>
          <table:table-cell table:style-name="ce19"/>
          <table:table-cell table:style-name="ce116" table:number-columns-repeated="1009"/>
        </table:table-row>
        <table:table-row table:style-name="ro5" table:visibility="collapse">
          <table:table-cell table:style-name="ce29" table:formula="of:=[.A22]+7" office:value-type="date" office:date-value="2014-05-30">
            <text:p>30 mai 2014</text:p>
          </table:table-cell>
          <table:table-cell table:style-name="ce42" table:formula="of:=MIN([.B$11:.B22])-1" office:value-type="float" office:value="38">
            <text:p>38</text:p>
          </table:table-cell>
          <table:table-cell table:style-name="ce20" table:formula="of:=MIN([.C$2:.C22])-1" office:value-type="float" office:value="5">
            <text:p>5</text:p>
          </table:table-cell>
          <table:table-cell table:style-name="ce51" table:formula="of:=MIN([.D$4:.D22])-1" office:value-type="float" office:value="15">
            <text:p>15</text:p>
          </table:table-cell>
          <table:table-cell table:style-name="ce55"/>
          <table:table-cell table:style-name="ce63" table:number-columns-repeated="2"/>
          <table:table-cell table:style-name="ce69" table:formula="of:=MIN([.H$2:.H22])-1" office:value-type="float" office:value="7">
            <text:p>7</text:p>
          </table:table-cell>
          <table:table-cell table:style-name="ce19" table:number-columns-repeated="2"/>
          <table:table-cell table:style-name="ce52"/>
          <table:table-cell table:style-name="ce112" office:value-type="float" office:value="2">
            <text:p>2</text:p>
          </table:table-cell>
          <table:table-cell table:style-name="ce19" office:value-type="string">
            <text:p>reporté - pas de pain</text:p>
          </table:table-cell>
          <table:table-cell table:style-name="ce116" table:number-columns-repeated="1009"/>
        </table:table-row>
        <table:table-row table:style-name="ro5" table:visibility="collapse">
          <table:table-cell table:style-name="ce30" table:formula="of:=[.A23]+7" office:value-type="date" office:date-value="2014-06-06">
            <text:p>6 juin 2014</text:p>
          </table:table-cell>
          <table:table-cell table:style-name="ce42" table:formula="of:=MIN([.B$11:.B23])-1" office:value-type="float" office:value="37">
            <text:p>37</text:p>
          </table:table-cell>
          <table:table-cell table:style-name="ce47"/>
          <table:table-cell table:style-name="ce51" table:formula="of:=MIN([.D$4:.D23])-1" office:value-type="float" office:value="14">
            <text:p>14</text:p>
          </table:table-cell>
          <table:table-cell table:style-name="ce55"/>
          <table:table-cell table:style-name="ce63" office:value-type="float" office:value="6">
            <text:p>6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30"/>
          <table:table-cell table:style-name="ce116" table:number-columns-repeated="1009"/>
        </table:table-row>
        <table:table-row table:style-name="ro5" table:visibility="collapse">
          <table:table-cell table:style-name="ce30" table:formula="of:=[.A24]+7" office:value-type="date" office:date-value="2014-06-13">
            <text:p>13 juin 2014</text:p>
          </table:table-cell>
          <table:table-cell table:style-name="ce42" table:formula="of:=MIN([.B$11:.B24])-1" office:value-type="float" office:value="36">
            <text:p>36</text:p>
          </table:table-cell>
          <table:table-cell table:style-name="ce20" table:formula="of:=MIN([.C$2:.C24])-1" office:value-type="float" office:value="4">
            <text:p>4</text:p>
          </table:table-cell>
          <table:table-cell table:style-name="ce51" table:formula="of:=MIN([.D$4:.D24])-1" office:value-type="float" office:value="13">
            <text:p>13</text:p>
          </table:table-cell>
          <table:table-cell table:style-name="ce55"/>
          <table:table-cell table:style-name="ce62" office:value-type="float" office:value="5">
            <text:p>5</text:p>
          </table:table-cell>
          <table:table-cell table:style-name="ce63" office:value-type="float" office:value="4">
            <text:p>4</text:p>
          </table:table-cell>
          <table:table-cell table:style-name="ce92" table:formula="of:=MIN([.H$2:.H24])-1" office:value-type="float" office:value="6">
            <text:p>6</text:p>
          </table:table-cell>
          <table:table-cell table:style-name="ce92" table:formula="of:=MIN([.I$2:.I24])-1" office:value-type="float" office:value="3">
            <text:p>3</text:p>
          </table:table-cell>
          <table:table-cell table:style-name="ce19"/>
          <table:table-cell table:style-name="ce52" table:number-columns-repeated="2"/>
          <table:table-cell table:style-name="ce30"/>
          <table:table-cell table:style-name="ce116" table:number-columns-repeated="1009"/>
        </table:table-row>
        <table:table-row table:style-name="ro5" table:visibility="collapse">
          <table:table-cell table:style-name="ce30" table:formula="of:=[.A25]+7" office:value-type="date" office:date-value="2014-06-20">
            <text:p>20 juin 2014</text:p>
          </table:table-cell>
          <table:table-cell table:style-name="ce42" table:formula="of:=MIN([.B$11:.B25])-1" office:value-type="float" office:value="35">
            <text:p>35</text:p>
          </table:table-cell>
          <table:table-cell table:style-name="ce47"/>
          <table:table-cell table:style-name="ce51" table:formula="of:=MIN([.D$4:.D25])-1" office:value-type="float" office:value="12">
            <text:p>12</text:p>
          </table:table-cell>
          <table:table-cell table:style-name="ce55"/>
          <table:table-cell table:style-name="ce63" office:value-type="float" office:value="4">
            <text:p>4</text:p>
          </table:table-cell>
          <table:table-cell table:style-name="ce63"/>
          <table:table-cell table:style-name="ce19" table:number-columns-repeated="2"/>
          <table:table-cell table:style-name="ce100" office:value-type="float" office:value="8">
            <text:p>8</text:p>
          </table:table-cell>
          <table:table-cell table:style-name="ce109" office:value-type="float" office:value="2">
            <text:p>2</text:p>
          </table:table-cell>
          <table:table-cell table:style-name="ce52"/>
          <table:table-cell table:style-name="ce113"/>
          <table:table-cell table:style-name="ce116" table:number-columns-repeated="1009"/>
        </table:table-row>
        <table:table-row table:style-name="ro5" table:visibility="collapse">
          <table:table-cell table:style-name="ce30" table:formula="of:=[.A26]+7" office:value-type="date" office:date-value="2014-06-27">
            <text:p>27 juin 2014</text:p>
          </table:table-cell>
          <table:table-cell table:style-name="ce42" table:formula="of:=MIN([.B$11:.B26])-1" office:value-type="float" office:value="34">
            <text:p>34</text:p>
          </table:table-cell>
          <table:table-cell table:style-name="ce20" table:formula="of:=MIN([.C$2:.C26])-1" office:value-type="float" office:value="3">
            <text:p>3</text:p>
          </table:table-cell>
          <table:table-cell table:style-name="ce51" table:formula="of:=MIN([.D$4:.D26])-1" office:value-type="float" office:value="11">
            <text:p>11</text:p>
          </table:table-cell>
          <table:table-cell table:style-name="ce55"/>
          <table:table-cell table:number-columns-repeated="2" table:style-name="ce63" office:value-type="float" office:value="3">
            <text:p>3</text:p>
          </table:table-cell>
          <table:table-cell table:style-name="ce92" table:formula="of:=MIN([.H$2:.H26])-1" office:value-type="float" office:value="5">
            <text:p>5</text:p>
          </table:table-cell>
          <table:table-cell table:style-name="ce19" table:number-columns-repeated="2"/>
          <table:table-cell table:style-name="ce52" table:number-columns-repeated="2"/>
          <table:table-cell table:style-name="ce113"/>
          <table:table-cell table:style-name="ce116" table:number-columns-repeated="1009"/>
        </table:table-row>
        <table:table-row table:style-name="ro5" table:visibility="collapse">
          <table:table-cell table:style-name="ce29" table:formula="of:=[.A27]+7" office:value-type="date" office:date-value="2014-07-04">
            <text:p>4 juil. 2014</text:p>
          </table:table-cell>
          <table:table-cell table:style-name="ce42" table:formula="of:=MIN([.B$11:.B27])-1" office:value-type="float" office:value="33">
            <text:p>33</text:p>
          </table:table-cell>
          <table:table-cell table:style-name="ce19"/>
          <table:table-cell table:style-name="ce51" table:formula="of:=MIN([.D$4:.D27])-1" office:value-type="float" office:value="10">
            <text:p>10</text:p>
          </table:table-cell>
          <table:table-cell table:style-name="ce55"/>
          <table:table-cell table:style-name="ce63" office:value-type="float" office:value="2">
            <text:p>2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19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28]+7" office:value-type="date" office:date-value="2014-07-11">
            <text:p>11 juil. 2014</text:p>
          </table:table-cell>
          <table:table-cell table:style-name="ce42" table:formula="of:=MIN([.B$11:.B28])-1" office:value-type="float" office:value="32">
            <text:p>32</text:p>
          </table:table-cell>
          <table:table-cell table:style-name="ce19"/>
          <table:table-cell table:style-name="ce51" table:formula="of:=MIN([.D$4:.D28])-1" office:value-type="float" office:value="9">
            <text:p>9</text:p>
          </table:table-cell>
          <table:table-cell table:style-name="ce55"/>
          <table:table-cell table:style-name="ce63" office:value-type="float" office:value="1">
            <text:p>1</text:p>
          </table:table-cell>
          <table:table-cell table:style-name="ce63"/>
          <table:table-cell table:style-name="ce92" table:formula="of:=MIN([.H$2:.H28])-1" office:value-type="float" office:value="4">
            <text:p>4</text:p>
          </table:table-cell>
          <table:table-cell table:style-name="ce92" table:formula="of:=MIN([.I$2:.I28])-1" office:value-type="float" office:value="2">
            <text:p>2</text:p>
          </table:table-cell>
          <table:table-cell table:style-name="ce19"/>
          <table:table-cell table:style-name="ce52" table:number-columns-repeated="2"/>
          <table:table-cell table:style-name="ce19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29]+7" office:value-type="date" office:date-value="2014-07-18">
            <text:p>18 juil. 2014</text:p>
          </table:table-cell>
          <table:table-cell table:style-name="ce42" table:formula="of:=MIN([.B$11:.B29])-1" office:value-type="float" office:value="31">
            <text:p>31</text:p>
          </table:table-cell>
          <table:table-cell table:style-name="ce19"/>
          <table:table-cell table:style-name="ce51" table:formula="of:=MIN([.D$4:.D29])-1" office:value-type="float" office:value="8">
            <text:p>8</text:p>
          </table:table-cell>
          <table:table-cell table:style-name="ce55"/>
          <table:table-cell table:style-name="ce63" table:number-columns-repeated="2"/>
          <table:table-cell table:style-name="ce19" table:number-columns-repeated="2"/>
          <table:table-cell table:style-name="ce101" office:value-type="float" office:value="7">
            <text:p>7</text:p>
          </table:table-cell>
          <table:table-cell table:style-name="ce52" table:number-columns-repeated="2"/>
          <table:table-cell table:style-name="ce19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30]+7" office:value-type="date" office:date-value="2014-07-25">
            <text:p>25 juil. 2014</text:p>
          </table:table-cell>
          <table:table-cell table:style-name="ce42" table:formula="of:=MIN([.B$11:.B30])-1" office:value-type="float" office:value="30">
            <text:p>30</text:p>
          </table:table-cell>
          <table:table-cell table:style-name="ce19"/>
          <table:table-cell table:style-name="ce44"/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19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30" table:formula="of:=[.A31]+7" office:value-type="date" office:date-value="2014-08-01">
            <text:p>1 août 2014</text:p>
          </table:table-cell>
          <table:table-cell table:style-name="ce42" table:formula="of:=MIN([.B$11:.B31])-1" office:value-type="float" office:value="29">
            <text:p>29</text:p>
          </table:table-cell>
          <table:table-cell table:style-name="ce19"/>
          <table:table-cell table:style-name="ce44"/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30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30" table:formula="of:=[.A32]+7" office:value-type="date" office:date-value="2014-08-08">
            <text:p>8 août 2014</text:p>
          </table:table-cell>
          <table:table-cell table:style-name="ce42" table:formula="of:=MIN([.B$11:.B32])-1" office:value-type="float" office:value="28">
            <text:p>28</text:p>
          </table:table-cell>
          <table:table-cell table:style-name="ce19"/>
          <table:table-cell table:style-name="ce44"/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30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30" table:formula="of:=[.A33]+7" office:value-type="date" office:date-value="2014-08-15">
            <text:p>15 août 2014</text:p>
          </table:table-cell>
          <table:table-cell table:style-name="ce42" table:formula="of:=MIN([.B$11:.B33])-1" office:value-type="float" office:value="27">
            <text:p>27</text:p>
          </table:table-cell>
          <table:table-cell table:style-name="ce19"/>
          <table:table-cell table:style-name="ce44"/>
          <table:table-cell table:style-name="ce55"/>
          <table:table-cell table:style-name="ce63" table:number-columns-repeated="2"/>
          <table:table-cell table:style-name="ce19" table:number-columns-repeated="2"/>
          <table:table-cell table:style-name="ce102" office:value-type="float" office:value="6">
            <text:p>6</text:p>
          </table:table-cell>
          <table:table-cell table:style-name="ce52" table:number-columns-repeated="2"/>
          <table:table-cell table:style-name="ce30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30" table:formula="of:=[.A34]+7" office:value-type="date" office:date-value="2014-08-22">
            <text:p>22 août 2014</text:p>
          </table:table-cell>
          <table:table-cell table:style-name="ce42" table:formula="of:=MIN([.B$11:.B34])-1" office:value-type="float" office:value="26">
            <text:p>26</text:p>
          </table:table-cell>
          <table:table-cell table:style-name="ce19"/>
          <table:table-cell table:style-name="ce51" table:formula="of:=MIN([.D$4:.D34])-1" office:value-type="float" office:value="7">
            <text:p>7</text:p>
          </table:table-cell>
          <table:table-cell table:style-name="ce55"/>
          <table:table-cell table:style-name="ce63" table:number-columns-repeated="2"/>
          <table:table-cell table:style-name="ce92" table:formula="of:=MIN([.H$2:.H34])-1" office:value-type="float" office:value="3">
            <text:p>3</text:p>
          </table:table-cell>
          <table:table-cell table:style-name="ce19" table:number-columns-repeated="2"/>
          <table:table-cell table:style-name="ce52" table:number-columns-repeated="2"/>
          <table:table-cell table:style-name="ce30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30" table:formula="of:=[.A35]+7" office:value-type="date" office:date-value="2014-08-29">
            <text:p>29 août 2014</text:p>
          </table:table-cell>
          <table:table-cell table:style-name="ce42" table:formula="of:=MIN([.B$11:.B35])-1" office:value-type="float" office:value="25">
            <text:p>25</text:p>
          </table:table-cell>
          <table:table-cell table:style-name="ce19"/>
          <table:table-cell table:style-name="ce51" table:formula="of:=MIN([.D$4:.D35])-1" office:value-type="float" office:value="6">
            <text:p>6</text:p>
          </table:table-cell>
          <table:table-cell table:style-name="ce55"/>
          <table:table-cell table:style-name="ce64" office:value-type="float" office:value="24">
            <text:p>24</text:p>
          </table:table-cell>
          <table:table-cell table:style-name="ce64"/>
          <table:table-cell table:style-name="ce19" table:number-columns-repeated="3"/>
          <table:table-cell table:style-name="ce52" table:number-columns-repeated="2"/>
          <table:table-cell table:style-name="ce30" office:value-type="string">
            <text:p>salle fermée</text:p>
          </table:table-cell>
          <table:table-cell table:style-name="ce116" table:number-columns-repeated="1009"/>
        </table:table-row>
        <table:table-row table:style-name="ro4" table:visibility="collapse">
          <table:table-cell table:style-name="ce29" table:formula="of:=[.A36]+7" office:value-type="date" office:date-value="2014-09-05">
            <text:p>5 sept. 2014</text:p>
          </table:table-cell>
          <table:table-cell table:style-name="ce42" table:formula="of:=MIN([.B$11:.B36])-1" office:value-type="float" office:value="24">
            <text:p>24</text:p>
          </table:table-cell>
          <table:table-cell table:style-name="ce20" table:formula="of:=MIN([.C$2:.C36])-1" office:value-type="float" office:value="2">
            <text:p>2</text:p>
          </table:table-cell>
          <table:table-cell table:style-name="ce51" table:formula="of:=MIN([.D$4:.D36])-1" office:value-type="float" office:value="5">
            <text:p>5</text:p>
          </table:table-cell>
          <table:table-cell table:style-name="ce55"/>
          <table:table-cell table:style-name="ce63" office:value-type="float" office:value="23">
            <text:p>23</text:p>
          </table:table-cell>
          <table:table-cell table:style-name="ce63" office:value-type="float" office:value="2">
            <text:p>2</text:p>
          </table:table-cell>
          <table:table-cell table:style-name="ce92" table:formula="of:=MIN([.H$2:.H36])-1" office:value-type="float" office:value="2">
            <text:p>2</text:p>
          </table:table-cell>
          <table:table-cell table:style-name="ce92" table:formula="of:=MIN([.I$2:.I36])-1" office:value-type="float" office:value="1">
            <text:p>1</text:p>
          </table:table-cell>
          <table:table-cell table:style-name="ce19"/>
          <table:table-cell table:style-name="ce52"/>
          <table:table-cell table:style-name="ce112" office:value-type="float" office:value="1">
            <text:p>1</text:p>
          </table:table-cell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37]+7" office:value-type="date" office:date-value="2014-09-12">
            <text:p>12 sept. 2014</text:p>
          </table:table-cell>
          <table:table-cell table:style-name="ce42" table:formula="of:=MIN([.B$11:.B37])-1" office:value-type="float" office:value="23">
            <text:p>23</text:p>
          </table:table-cell>
          <table:table-cell table:style-name="ce19"/>
          <table:table-cell table:style-name="ce51" table:formula="of:=MIN([.D$4:.D37])-1" office:value-type="float" office:value="4">
            <text:p>4</text:p>
          </table:table-cell>
          <table:table-cell table:style-name="ce55"/>
          <table:table-cell table:style-name="ce62" office:value-type="float" office:value="22">
            <text:p>22</text:p>
          </table:table-cell>
          <table:table-cell table:style-name="ce64"/>
          <table:table-cell table:style-name="ce19" table:number-columns-repeated="2"/>
          <table:table-cell table:style-name="ce103" office:value-type="float" office:value="5">
            <text:p>5</text:p>
          </table:table-cell>
          <table:table-cell table:style-name="ce110" office:value-type="float" office:value="1">
            <text:p>1</text:p>
          </table:table-cell>
          <table:table-cell table:style-name="ce5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38]+7" office:value-type="date" office:date-value="2014-09-19">
            <text:p>19 sept. 2014</text:p>
          </table:table-cell>
          <table:table-cell table:style-name="ce42" table:formula="of:=MIN([.B$11:.B38])-1" office:value-type="float" office:value="22">
            <text:p>22</text:p>
          </table:table-cell>
          <table:table-cell table:style-name="ce20" table:formula="of:=MIN([.C$2:.C38])-1" office:value-type="float" office:value="1">
            <text:p>1</text:p>
          </table:table-cell>
          <table:table-cell table:style-name="ce51" table:formula="of:=MIN([.D$4:.D38])-1" office:value-type="float" office:value="3">
            <text:p>3</text:p>
          </table:table-cell>
          <table:table-cell table:style-name="ce56" office:value-type="float" office:value="5">
            <text:p>5</text:p>
          </table:table-cell>
          <table:table-cell table:style-name="ce63" office:value-type="float" office:value="21">
            <text:p>21</text:p>
          </table:table-cell>
          <table:table-cell table:style-name="ce64" office:value-type="float" office:value="1">
            <text:p>1</text:p>
          </table:table-cell>
          <table:table-cell table:style-name="ce92" table:formula="of:=MIN([.H$2:.H38])-1" office:value-type="float" office:value="1">
            <text:p>1</text:p>
          </table:table-cell>
          <table:table-cell table:style-name="ce19" table:number-columns-repeated="2"/>
          <table:table-cell table:style-name="ce52" table:number-columns-repeated="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29" table:formula="of:=[.A39]+7" office:value-type="date" office:date-value="2014-09-26">
            <text:p>26 sept. 2014</text:p>
          </table:table-cell>
          <table:table-cell table:style-name="ce42" table:formula="of:=MIN([.B$11:.B39])-1" office:value-type="float" office:value="21">
            <text:p>21</text:p>
          </table:table-cell>
          <table:table-cell table:style-name="ce19"/>
          <table:table-cell table:style-name="ce51" table:formula="of:=MIN([.D$4:.D39])-1" office:value-type="float" office:value="2">
            <text:p>2</text:p>
          </table:table-cell>
          <table:table-cell table:style-name="ce55"/>
          <table:table-cell table:style-name="ce63" office:value-type="float" office:value="20">
            <text:p>20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19"/>
          <table:table-cell table:style-name="ce116" table:number-columns-repeated="1009"/>
        </table:table-row>
        <table:table-row table:style-name="ro4" table:visibility="collapse">
          <table:table-cell table:style-name="ce30" table:formula="of:=[.A40]+7" office:value-type="date" office:date-value="2014-10-03">
            <text:p>3 oct. 2014</text:p>
          </table:table-cell>
          <table:table-cell table:style-name="ce42" table:formula="of:=MIN([.B$11:.B40])-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51" table:formula="of:=MIN([.D$4:.D40])-1" office:value-type="float" office:value="1">
            <text:p>1</text:p>
          </table:table-cell>
          <table:table-cell table:style-name="ce55"/>
          <table:table-cell table:style-name="ce63" office:value-type="float" office:value="19">
            <text:p>19</text:p>
          </table:table-cell>
          <table:table-cell table:style-name="ce64" office:value-type="float" office:value="9">
            <text:p>9</text:p>
          </table:table-cell>
          <table:table-cell table:style-name="ce19" table:number-columns-repeated="3"/>
          <table:table-cell table:style-name="ce52" table:number-columns-repeated="2"/>
          <table:table-cell table:style-name="ce113"/>
          <table:table-cell table:style-name="ce116" table:number-columns-repeated="1009"/>
        </table:table-row>
        <table:table-row table:style-name="ro4" table:visibility="collapse">
          <table:table-cell table:style-name="ce30" table:formula="of:=[.A41]+7" office:value-type="date" office:date-value="2014-10-10">
            <text:p>10 oct. 2014</text:p>
          </table:table-cell>
          <table:table-cell table:style-name="ce42" table:formula="of:=MIN([.B$11:.B41])-1" office:value-type="float" office:value="19">
            <text:p>19</text:p>
          </table:table-cell>
          <table:table-cell table:style-name="ce19"/>
          <table:table-cell table:style-name="ce51" office:value-type="float" office:value="48">
            <text:p>48</text:p>
          </table:table-cell>
          <table:table-cell table:style-name="ce55"/>
          <table:table-cell table:style-name="ce63" office:value-type="float" office:value="18">
            <text:p>18</text:p>
          </table:table-cell>
          <table:table-cell table:style-name="ce63"/>
          <table:table-cell table:style-name="ce19" table:number-columns-repeated="2"/>
          <table:table-cell table:style-name="ce104" office:value-type="float" office:value="4">
            <text:p>4</text:p>
          </table:table-cell>
          <table:table-cell table:style-name="ce52" table:number-columns-repeated="2"/>
          <table:table-cell table:style-name="ce113"/>
          <table:table-cell table:style-name="ce116" table:number-columns-repeated="4"/>
          <table:table-cell table:style-name="ce117"/>
          <table:table-cell table:style-name="ce116" table:number-columns-repeated="1004"/>
        </table:table-row>
        <table:table-row table:style-name="ro4" table:visibility="collapse">
          <table:table-cell table:style-name="ce30" table:formula="of:=[.A42]+7" office:value-type="date" office:date-value="2014-10-17">
            <text:p>17 oct. 2014</text:p>
          </table:table-cell>
          <table:table-cell table:style-name="ce42" table:formula="of:=MIN([.B$11:.B42])-1" office:value-type="float" office:value="18">
            <text:p>18</text:p>
          </table:table-cell>
          <table:table-cell table:style-name="ce20" table:formula="of:=MIN([.C$41:.C42])-1" office:value-type="float" office:value="20">
            <text:p>20</text:p>
          </table:table-cell>
          <table:table-cell table:style-name="ce51" table:formula="of:=MIN([.D$42:.D42])-1" office:value-type="float" office:value="47">
            <text:p>47</text:p>
          </table:table-cell>
          <table:table-cell table:style-name="ce56" table:formula="of:=MIN([.E$39:.E42])-1" office:value-type="float" office:value="4">
            <text:p>4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8">
            <text:p>8</text:p>
          </table:table-cell>
          <table:table-cell table:style-name="ce92" office:value-type="float" office:value="22">
            <text:p>22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 table:visibility="collapse">
          <table:table-cell table:style-name="ce30" table:formula="of:=[.A43]+7" office:value-type="date" office:date-value="2014-10-24">
            <text:p>24 oct. 2014</text:p>
          </table:table-cell>
          <table:table-cell table:style-name="ce42" table:formula="of:=MIN([.B$11:.B43])-1" office:value-type="float" office:value="17">
            <text:p>17</text:p>
          </table:table-cell>
          <table:table-cell table:style-name="ce19"/>
          <table:table-cell table:style-name="ce51" table:formula="of:=MIN([.D$42:.D43])-1" office:value-type="float" office:value="46">
            <text:p>46</text:p>
          </table:table-cell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113" office:value-type="string">
            <text:p>Pas de pain</text:p>
          </table:table-cell>
          <table:table-cell table:style-name="ce116" table:number-columns-repeated="2"/>
          <table:table-cell/>
          <table:table-cell table:style-name="ce116"/>
          <table:table-cell/>
          <table:table-cell table:style-name="ce116" table:number-columns-repeated="1004"/>
        </table:table-row>
        <table:table-row table:style-name="ro4" table:visibility="collapse">
          <table:table-cell table:style-name="ce30" table:formula="of:=[.A44]+7" office:value-type="date" office:date-value="2014-10-31">
            <text:p>31 oct. 2014</text:p>
          </table:table-cell>
          <table:table-cell table:style-name="ce42" table:formula="of:=MIN([.B$11:.B44])-1" office:value-type="float" office:value="16">
            <text:p>16</text:p>
          </table:table-cell>
          <table:table-cell table:style-name="ce20" table:formula="of:=MIN([.C$41:.C44])-1" office:value-type="float" office:value="19">
            <text:p>19</text:p>
          </table:table-cell>
          <table:table-cell table:style-name="ce51" table:formula="of:=MIN([.D$42:.D44])-1" office:value-type="float" office:value="45">
            <text:p>45</text:p>
          </table:table-cell>
          <table:table-cell table:style-name="ce55"/>
          <table:table-cell table:style-name="ce65" table:number-columns-repeated="2"/>
          <table:table-cell table:style-name="ce92" table:formula="of:=MIN([.H$43:.H44])-1" office:value-type="float" office:value="21">
            <text:p>21</text:p>
          </table:table-cell>
          <table:table-cell table:style-name="ce92" office:value-type="float" office:value="12">
            <text:p>12</text:p>
          </table:table-cell>
          <table:table-cell table:style-name="ce19"/>
          <table:table-cell table:style-name="ce52" table:number-columns-repeated="2"/>
          <table:table-cell table:style-name="ce113" office:value-type="string">
            <text:p>pain : report au 13.03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 table:visibility="collapse">
          <table:table-cell table:style-name="ce29" table:formula="of:=[.A45]+7" office:value-type="date" office:date-value="2014-11-07">
            <text:p>7 nov. 2014</text:p>
          </table:table-cell>
          <table:table-cell table:style-name="ce42" table:formula="of:=MIN([.B$11:.B45])-1" office:value-type="float" office:value="15">
            <text:p>15</text:p>
          </table:table-cell>
          <table:table-cell table:style-name="ce19"/>
          <table:table-cell table:style-name="ce51" table:formula="of:=MIN([.D$42:.D45])-1" office:value-type="float" office:value="44">
            <text:p>44</text:p>
          </table:table-cell>
          <table:table-cell table:style-name="ce55"/>
          <table:table-cell table:style-name="ce63" office:value-type="float" office:value="16">
            <text:p>16</text:p>
          </table:table-cell>
          <table:table-cell table:style-name="ce63"/>
          <table:table-cell table:style-name="ce19" table:number-columns-repeated="2"/>
          <table:table-cell table:style-name="ce105" office:value-type="float" office:value="3">
            <text:p>3</text:p>
          </table:table-cell>
          <table:table-cell table:style-name="ce109" office:value-type="float" office:value="3">
            <text:p>3</text:p>
          </table:table-cell>
          <table:table-cell table:style-name="ce5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 table:visibility="collapse">
          <table:table-cell table:style-name="ce29" table:formula="of:=[.A46]+7" office:value-type="date" office:date-value="2014-11-14">
            <text:p>14 nov. 2014</text:p>
          </table:table-cell>
          <table:table-cell table:style-name="ce42" table:formula="of:=MIN([.B$11:.B46])-1" office:value-type="float" office:value="14">
            <text:p>14</text:p>
          </table:table-cell>
          <table:table-cell table:style-name="ce20" table:formula="of:=MIN([.C$41:.C46])-1" office:value-type="float" office:value="18">
            <text:p>18</text:p>
          </table:table-cell>
          <table:table-cell table:style-name="ce51" table:formula="of:=MIN([.D$42:.D46])-1" office:value-type="float" office:value="43">
            <text:p>43</text:p>
          </table:table-cell>
          <table:table-cell table:style-name="ce56" table:formula="of:=MIN([.E$39:.E46])-1" office:value-type="float" office:value="3">
            <text:p>3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7">
            <text:p>7</text:p>
          </table:table-cell>
          <table:table-cell table:style-name="ce92" table:formula="of:=MIN([.H$43:.H46])-1" office:value-type="float" office:value="20">
            <text:p>20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 table:visibility="collapse">
          <table:table-cell table:style-name="ce29" table:formula="of:=[.A47]+7" office:value-type="date" office:date-value="2014-11-21">
            <text:p>21 nov. 2014</text:p>
          </table:table-cell>
          <table:table-cell table:style-name="ce42" table:formula="of:=MIN([.B$11:.B47])-1" office:value-type="float" office:value="13">
            <text:p>13</text:p>
          </table:table-cell>
          <table:table-cell table:style-name="ce19"/>
          <table:table-cell table:style-name="ce51" table:formula="of:=MIN([.D$42:.D47])-1" office:value-type="float" office:value="42">
            <text:p>42</text:p>
          </table:table-cell>
          <table:table-cell table:style-name="ce55"/>
          <table:table-cell table:style-name="ce63" office:value-type="float" office:value="14">
            <text:p>14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 table:visibility="collapse">
          <table:table-cell table:style-name="ce29" table:formula="of:=[.A48]+7" office:value-type="date" office:date-value="2014-11-28">
            <text:p>28 nov. 2014</text:p>
          </table:table-cell>
          <table:table-cell table:style-name="ce42" table:formula="of:=MIN([.B$11:.B48])-1" office:value-type="float" office:value="12">
            <text:p>12</text:p>
          </table:table-cell>
          <table:table-cell table:style-name="ce20" table:formula="of:=MIN([.C$41:.C48])-1" office:value-type="float" office:value="17">
            <text:p>17</text:p>
          </table:table-cell>
          <table:table-cell table:style-name="ce51" table:formula="of:=MIN([.D$42:.D48])-1" office:value-type="float" office:value="41">
            <text:p>41</text:p>
          </table:table-cell>
          <table:table-cell table:style-name="ce55"/>
          <table:table-cell table:style-name="ce65" table:number-columns-repeated="2"/>
          <table:table-cell table:style-name="ce92" table:formula="of:=MIN([.H$43:.H48])-1" office:value-type="float" office:value="19">
            <text:p>19</text:p>
          </table:table-cell>
          <table:table-cell table:style-name="ce92" table:formula="of:=MIN([.I$43:.I46])-1" office:value-type="float" office:value="11">
            <text:p>11</text:p>
          </table:table-cell>
          <table:table-cell table:style-name="ce19"/>
          <table:table-cell table:style-name="ce52"/>
          <table:table-cell table:style-name="ce112" office:value-type="float" office:value="4">
            <text:p>4</text:p>
          </table:table-cell>
          <table:table-cell table:style-name="ce19" office:value-type="string">
            <text:p>pain : report au 20.03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0" table:formula="of:=[.A49]+7" office:value-type="date" office:date-value="2014-12-05">
            <text:p>5 déc. 2014</text:p>
          </table:table-cell>
          <table:table-cell table:style-name="ce42" table:formula="of:=MIN([.B$11:.B49])-1" office:value-type="float" office:value="11">
            <text:p>11</text:p>
          </table:table-cell>
          <table:table-cell table:style-name="ce19"/>
          <table:table-cell table:style-name="ce51" table:formula="of:=MIN([.D$42:.D49])-1" office:value-type="float" office:value="40">
            <text:p>40</text:p>
          </table:table-cell>
          <table:table-cell table:style-name="ce55"/>
          <table:table-cell table:style-name="ce65"/>
          <table:table-cell table:style-name="ce63"/>
          <table:table-cell table:style-name="ce19" table:number-columns-repeated="2"/>
          <table:table-cell table:style-name="ce106" office:value-type="float" office:value="2">
            <text:p>2</text:p>
          </table:table-cell>
          <table:table-cell table:style-name="ce52" table:number-columns-repeated="2"/>
          <table:table-cell table:style-name="ce113" office:value-type="string">
            <text:p>pain : report au 27.03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0" table:formula="of:=[.A50]+7" office:value-type="date" office:date-value="2014-12-12">
            <text:p>12 déc. 2014</text:p>
          </table:table-cell>
          <table:table-cell table:style-name="ce42" table:formula="of:=MIN([.B$11:.B50])-1" office:value-type="float" office:value="10">
            <text:p>10</text:p>
          </table:table-cell>
          <table:table-cell table:style-name="ce20" table:formula="of:=MIN([.C$41:.C50])-1" office:value-type="float" office:value="16">
            <text:p>16</text:p>
          </table:table-cell>
          <table:table-cell table:style-name="ce51" table:formula="of:=MIN([.D$42:.D50])-1" office:value-type="float" office:value="39">
            <text:p>39</text:p>
          </table:table-cell>
          <table:table-cell table:style-name="ce56" table:formula="of:=MIN([.E$39:.E50])-1" office:value-type="float" office:value="2">
            <text:p>2</text:p>
          </table:table-cell>
          <table:table-cell table:style-name="ce65" table:number-columns-repeated="2"/>
          <table:table-cell table:style-name="ce92" table:formula="of:=MIN([.H$43:.H50])-1" office:value-type="float" office:value="18">
            <text:p>18</text:p>
          </table:table-cell>
          <table:table-cell table:style-name="ce92" table:formula="of:=MIN([.I$43:.I50])-1" office:value-type="float" office:value="10">
            <text:p>10</text:p>
          </table:table-cell>
          <table:table-cell table:style-name="ce19"/>
          <table:table-cell table:style-name="ce52" table:number-columns-repeated="2"/>
          <table:table-cell table:style-name="ce113" office:value-type="string">
            <text:p>pain : report au 03.04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0" table:formula="of:=[.A51]+7" office:value-type="date" office:date-value="2014-12-19">
            <text:p>19 déc. 2014</text:p>
          </table:table-cell>
          <table:table-cell table:style-name="ce42" table:formula="of:=MIN([.B$11:.B51])-1" office:value-type="float" office:value="9">
            <text:p>9</text:p>
          </table:table-cell>
          <table:table-cell table:style-name="ce19"/>
          <table:table-cell table:style-name="ce50" office:value-type="string">
            <text:p>38+37</text:p>
          </table:table-cell>
          <table:table-cell table:style-name="ce55"/>
          <table:table-cell table:style-name="ce63" office:value-type="float" office:value="13">
            <text:p>13</text:p>
          </table:table-cell>
          <table:table-cell table:style-name="ce63"/>
          <table:table-cell table:style-name="ce19" table:number-columns-repeated="2"/>
          <table:table-cell table:style-name="ce107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style-name="ce52"/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0" table:formula="of:=[.A52]+7" office:value-type="date" office:date-value="2014-12-26">
            <text:p>26 déc. 2014</text:p>
          </table:table-cell>
          <table:table-cell table:style-name="ce42"/>
          <table:table-cell table:style-name="ce19"/>
          <table:table-cell table:style-name="ce52"/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7">
          <table:table-cell table:style-name="ce29" table:formula="of:=[.A53]+7" office:value-type="date" office:date-value="2015-01-02">
            <text:p>2 janv. 2015</text:p>
          </table:table-cell>
          <table:table-cell table:style-name="ce42"/>
          <table:table-cell table:style-name="ce19"/>
          <table:table-cell table:style-name="ce52"/>
          <table:table-cell table:style-name="ce55"/>
          <table:table-cell table:style-name="ce63" table:number-columns-repeated="2"/>
          <table:table-cell table:style-name="ce19" table:number-columns-repeated="3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29" table:formula="of:=[.A54]+7" office:value-type="date" office:date-value="2015-01-09">
            <text:p>9 janv. 2015</text:p>
          </table:table-cell>
          <table:table-cell table:style-name="ce42" table:formula="of:=MIN([.B$11:.B54])-1" office:value-type="float" office:value="8">
            <text:p>8</text:p>
          </table:table-cell>
          <table:table-cell table:style-name="ce20" table:formula="of:=MIN([.C$41:.C54])-1" office:value-type="float" office:value="15">
            <text:p>15</text:p>
          </table:table-cell>
          <table:table-cell table:style-name="ce50" office:value-type="string">
            <text:p>36+35</text:p>
          </table:table-cell>
          <table:table-cell table:style-name="ce56" table:formula="of:=MIN([.E$39:.E54])-1" office:value-type="float" office:value="1">
            <text:p>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6">
            <text:p>6</text:p>
          </table:table-cell>
          <table:table-cell table:style-name="ce92" table:formula="of:=MIN([.H$43:.H54])-1" office:value-type="float" office:value="17">
            <text:p>17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/>
          <table:table-cell/>
          <table:table-cell table:style-name="ce116" table:number-columns-repeated="1004"/>
        </table:table-row>
        <table:table-row table:style-name="ro4">
          <table:table-cell table:style-name="ce29" table:formula="of:=[.A55]+7" office:value-type="date" office:date-value="2015-01-16">
            <text:p>16 janv. 2015</text:p>
          </table:table-cell>
          <table:table-cell table:style-name="ce42" table:formula="of:=MIN([.B$11:.B55])-1" office:value-type="float" office:value="7">
            <text:p>7</text:p>
          </table:table-cell>
          <table:table-cell table:style-name="ce19"/>
          <table:table-cell table:style-name="ce51" office:value-type="float" office:value="34">
            <text:p>34</text:p>
          </table:table-cell>
          <table:table-cell table:style-name="ce55"/>
          <table:table-cell table:style-name="ce63" office:value-type="float" office:value="11">
            <text:p>11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29" table:formula="of:=[.A56]+7" office:value-type="date" office:date-value="2015-01-23">
            <text:p>23 janv. 2015</text:p>
          </table:table-cell>
          <table:table-cell table:style-name="ce42" table:formula="of:=MIN([.B$11:.B56])-1" office:value-type="float" office:value="6">
            <text:p>6</text:p>
          </table:table-cell>
          <table:table-cell table:style-name="ce20" table:formula="of:=MIN([.C$41:.C56])-1" office:value-type="float" office:value="14">
            <text:p>14</text:p>
          </table:table-cell>
          <table:table-cell table:style-name="ce51" table:formula="of:=MIN([.D$42:.D56])-1" office:value-type="float" office:value="33">
            <text:p>33</text:p>
          </table:table-cell>
          <table:table-cell table:style-name="ce55"/>
          <table:table-cell table:style-name="ce63" office:value-type="float" office:value="10">
            <text:p>10</text:p>
          </table:table-cell>
          <table:table-cell table:style-name="ce63" office:value-type="float" office:value="5">
            <text:p>5</text:p>
          </table:table-cell>
          <table:table-cell table:style-name="ce92" table:formula="of:=MIN([.H$43:.H56])-1" office:value-type="float" office:value="16">
            <text:p>16</text:p>
          </table:table-cell>
          <table:table-cell table:style-name="ce92" table:formula="of:=MIN([.I$43:.I54])-1" office:value-type="float" office:value="9">
            <text:p>9</text:p>
          </table:table-cell>
          <table:table-cell table:style-name="ce19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1" table:formula="of:=[.A57]+7" office:value-type="date" office:date-value="2015-01-30">
            <text:p>30 janv. 2015</text:p>
          </table:table-cell>
          <table:table-cell table:style-name="ce42" table:formula="of:=MIN([.B$11:.B57])-1" office:value-type="float" office:value="5">
            <text:p>5</text:p>
          </table:table-cell>
          <table:table-cell table:style-name="ce19"/>
          <table:table-cell table:style-name="ce51" table:formula="of:=MIN([.D$42:.D57])-1" office:value-type="float" office:value="32">
            <text:p>32</text:p>
          </table:table-cell>
          <table:table-cell table:style-name="ce55"/>
          <table:table-cell table:style-name="ce63" office:value-type="float" office:value="9">
            <text:p>9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31" office:value-type="string">
            <text:p>*** A.G. le 31/01 ***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58]+7" office:value-type="date" office:date-value="2015-02-06">
            <text:p>6 févr. 2015</text:p>
          </table:table-cell>
          <table:table-cell table:style-name="ce42" table:formula="of:=MIN([.B$11:.B58])-1" office:value-type="float" office:value="4">
            <text:p>4</text:p>
          </table:table-cell>
          <table:table-cell table:style-name="ce20" table:formula="of:=MIN([.C$41:.C58])-1" office:value-type="float" office:value="13">
            <text:p>13</text:p>
          </table:table-cell>
          <table:table-cell table:style-name="ce51" table:formula="of:=MIN([.D$42:.D58])-1" office:value-type="float" office:value="31">
            <text:p>31</text:p>
          </table:table-cell>
          <table:table-cell table:style-name="ce55"/>
          <table:table-cell table:style-name="ce63" office:value-type="float" office:value="8">
            <text:p>8</text:p>
          </table:table-cell>
          <table:table-cell table:style-name="ce63" office:value-type="float" office:value="4">
            <text:p>4</text:p>
          </table:table-cell>
          <table:table-cell table:style-name="ce92" table:formula="of:=MIN([.H$43:.H58])-1" office:value-type="float" office:value="15">
            <text:p>15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59]+7" office:value-type="date" office:date-value="2015-02-13">
            <text:p>13 févr. 2015</text:p>
          </table:table-cell>
          <table:table-cell table:style-name="ce42" table:formula="of:=MIN([.B$11:.B59])-1" office:value-type="float" office:value="3">
            <text:p>3</text:p>
          </table:table-cell>
          <table:table-cell table:style-name="ce48"/>
          <table:table-cell table:style-name="ce51" table:formula="of:=MIN([.D$42:.D59])-1" office:value-type="float" office:value="30">
            <text:p>30</text:p>
          </table:table-cell>
          <table:table-cell table:style-name="ce55"/>
          <table:table-cell table:style-name="ce63" office:value-type="float" office:value="7">
            <text:p>7</text:p>
          </table:table-cell>
          <table:table-cell table:style-name="ce63"/>
          <table:table-cell table:style-name="ce19" table:number-columns-repeated="3"/>
          <table:table-cell table:style-name="ce109" office:value-type="float" office:value="1">
            <text:p>1</text:p>
          </table:table-cell>
          <table:table-cell table:style-name="ce52"/>
          <table:table-cell table:style-name="ce113"/>
          <table:table-cell table:style-name="ce116" table:number-columns-repeated="2"/>
          <table:table-cell/>
          <table:table-cell table:style-name="ce116"/>
          <table:table-cell table:style-name="ce117"/>
          <table:table-cell table:style-name="ce116" table:number-columns-repeated="1004"/>
        </table:table-row>
        <table:table-row table:style-name="ro4">
          <table:table-cell table:style-name="ce32" table:formula="of:=[.A60]+7" office:value-type="date" office:date-value="2015-02-20">
            <text:p>20 févr. 2015</text:p>
          </table:table-cell>
          <table:table-cell table:style-name="ce40" table:formula="of:=MIN([.B$11:.B60])-1" office:value-type="float" office:value="2">
            <text:p>2</text:p>
          </table:table-cell>
          <table:table-cell table:style-name="ce20" table:formula="of:=MIN([.C$41:.C60])-1" office:value-type="float" office:value="12">
            <text:p>12</text:p>
          </table:table-cell>
          <table:table-cell table:style-name="ce51" table:formula="of:=MIN([.D$42:.D60])-1" office:value-type="float" office:value="29">
            <text:p>29</text:p>
          </table:table-cell>
          <table:table-cell table:style-name="ce55"/>
          <table:table-cell table:style-name="ce63" table:number-columns-repeated="2"/>
          <table:table-cell table:style-name="ce92" table:formula="of:=MIN([.H$43:.H60])-1" office:value-type="float" office:value="14">
            <text:p>14</text:p>
          </table:table-cell>
          <table:table-cell table:style-name="ce92" table:formula="of:=MIN([.I$43:.I58])-1" office:value-type="float" office:value="8">
            <text:p>8</text:p>
          </table:table-cell>
          <table:table-cell table:style-name="ce19"/>
          <table:table-cell table:style-name="ce52"/>
          <table:table-cell table:style-name="ce112" office:value-type="float" office:value="3">
            <text:p>3</text:p>
          </table:table-cell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4" table:formula="of:=[.A61]+7" office:value-type="date" office:date-value="2015-02-27">
            <text:p>27 févr. 2015</text:p>
          </table:table-cell>
          <table:table-cell table:style-name="ce40" table:formula="of:=MIN([.B$11:.B61])-1" office:value-type="float" office:value="1">
            <text:p>1</text:p>
          </table:table-cell>
          <table:table-cell table:style-name="ce48"/>
          <table:table-cell table:style-name="ce51" table:formula="of:=MIN([.D$42:.D61])-1" office:value-type="float" office:value="28">
            <text:p>28</text:p>
          </table:table-cell>
          <table:table-cell table:style-name="ce55"/>
          <table:table-cell table:style-name="ce63" office:value-type="float" office:value="6">
            <text:p>6</text:p>
          </table:table-cell>
          <table:table-cell table:style-name="ce63"/>
          <table:table-cell table:style-name="ce19" table:number-columns-repeated="3"/>
          <table:table-cell table:style-name="ce52" table:number-columns-repeated="2"/>
          <table:table-cell table:style-name="ce113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62]+7" office:value-type="date" office:date-value="2015-03-06">
            <text:p>6 mars 2015</text:p>
          </table:table-cell>
          <table:table-cell table:style-name="ce43"/>
          <table:table-cell table:style-name="ce20" table:formula="of:=MIN([.C$41:.C62])-1" office:value-type="float" office:value="11">
            <text:p>11</text:p>
          </table:table-cell>
          <table:table-cell table:style-name="ce51" table:formula="of:=MIN([.D$42:.D62])-1" office:value-type="float" office:value="27">
            <text:p>27</text:p>
          </table:table-cell>
          <table:table-cell table:style-name="ce55"/>
          <table:table-cell table:style-name="ce66" office:value-type="float" office:value="5">
            <text:p>5</text:p>
          </table:table-cell>
          <table:table-cell table:style-name="ce63" office:value-type="float" office:value="3">
            <text:p>3</text:p>
          </table:table-cell>
          <table:table-cell table:style-name="ce92" table:formula="of:=MIN([.H$43:.H62])-1" office:value-type="float" office:value="13">
            <text:p>13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63]+7" office:value-type="date" office:date-value="2015-03-13">
            <text:p>13 mars 2015</text:p>
          </table:table-cell>
          <table:table-cell table:style-name="ce43"/>
          <table:table-cell table:style-name="ce19"/>
          <table:table-cell table:style-name="ce51" table:formula="of:=MIN([.D$42:.D63])-1" office:value-type="float" office:value="26">
            <text:p>26</text:p>
          </table:table-cell>
          <table:table-cell table:style-name="ce55"/>
          <table:table-cell table:style-name="ce63" office:value-type="float" office:value="4">
            <text:p>4</text:p>
          </table:table-cell>
          <table:table-cell table:style-name="ce19" table:number-columns-repeated="4"/>
          <table:table-cell table:style-name="ce52" table:number-columns-repeated="2"/>
          <table:table-cell table:style-name="ce19" office:value-type="string">
            <text:p>report liv° pain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64]+7" office:value-type="date" office:date-value="2015-03-20">
            <text:p>20 mars 2015</text:p>
          </table:table-cell>
          <table:table-cell table:style-name="ce43"/>
          <table:table-cell table:style-name="ce20" table:formula="of:=MIN([.C$41:.C64])-1" office:value-type="float" office:value="10">
            <text:p>10</text:p>
          </table:table-cell>
          <table:table-cell table:style-name="ce51" table:formula="of:=MIN([.D$42:.D64])-1" office:value-type="float" office:value="25">
            <text:p>25</text:p>
          </table:table-cell>
          <table:table-cell table:style-name="ce55"/>
          <table:table-cell table:style-name="ce63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92" table:formula="of:=MIN([.H$43:.H64])-1" office:value-type="float" office:value="12">
            <text:p>12</text:p>
          </table:table-cell>
          <table:table-cell table:style-name="ce92" table:formula="of:=MIN([.I$43:.I62])-1" office:value-type="float" office:value="7">
            <text:p>7</text:p>
          </table:table-cell>
          <table:table-cell table:style-name="ce19"/>
          <table:table-cell table:style-name="ce52" table:number-columns-repeated="2"/>
          <table:table-cell table:style-name="ce19" office:value-type="string">
            <text:p>report liv° pain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65]+7" office:value-type="date" office:date-value="2015-03-27">
            <text:p>27 mars 2015</text:p>
          </table:table-cell>
          <table:table-cell table:style-name="ce44"/>
          <table:table-cell table:style-name="ce19"/>
          <table:table-cell table:style-name="ce51" table:formula="of:=MIN([.D$42:.D65])-1" office:value-type="float" office:value="24">
            <text:p>24</text:p>
          </table:table-cell>
          <table:table-cell table:style-name="ce55"/>
          <table:table-cell table:style-name="ce63" office:value-type="float" office:value="2">
            <text:p>2</text:p>
          </table:table-cell>
          <table:table-cell table:style-name="ce19" table:number-columns-repeated="4"/>
          <table:table-cell table:style-name="ce52" table:number-columns-repeated="2"/>
          <table:table-cell table:style-name="ce19" office:value-type="string">
            <text:p>report liv° pain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66]+7" office:value-type="date" office:date-value="2015-04-03">
            <text:p>3 avr. 2015</text:p>
          </table:table-cell>
          <table:table-cell table:style-name="ce44"/>
          <table:table-cell table:style-name="ce20" table:formula="of:=MIN([.C$41:.C66])-1" office:value-type="float" office:value="9">
            <text:p>9</text:p>
          </table:table-cell>
          <table:table-cell table:style-name="ce51" table:formula="of:=MIN([.D$42:.D66])-1" office:value-type="float" office:value="23">
            <text:p>23</text:p>
          </table:table-cell>
          <table:table-cell table:style-name="ce55"/>
          <table:table-cell table:number-columns-repeated="2" table:style-name="ce63" office:value-type="float" office:value="1">
            <text:p>1</text:p>
          </table:table-cell>
          <table:table-cell table:style-name="ce92" table:formula="of:=MIN([.H$43:.H66])-1" office:value-type="float" office:value="11">
            <text:p>11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14" office:value-type="string">
            <text:p>report liv° pain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67]+7" office:value-type="date" office:date-value="2015-04-10">
            <text:p>10 avr. 2015</text:p>
          </table:table-cell>
          <table:table-cell table:style-name="ce44"/>
          <table:table-cell table:style-name="ce19"/>
          <table:table-cell table:style-name="ce51" table:formula="of:=MIN([.D$42:.D67])-1" office:value-type="float" office:value="22">
            <text:p>22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14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68]+7" office:value-type="date" office:date-value="2015-04-17">
            <text:p>17 avr. 2015</text:p>
          </table:table-cell>
          <table:table-cell table:style-name="ce44"/>
          <table:table-cell table:style-name="ce20" table:formula="of:=MIN([.C$41:.C68])-1" office:value-type="float" office:value="8">
            <text:p>8</text:p>
          </table:table-cell>
          <table:table-cell table:style-name="ce51" table:formula="of:=MIN([.D$42:.D68])-1" office:value-type="float" office:value="21">
            <text:p>21</text:p>
          </table:table-cell>
          <table:table-cell table:style-name="ce55"/>
          <table:table-cell table:style-name="ce19" table:number-columns-repeated="2"/>
          <table:table-cell table:style-name="ce92" table:formula="of:=MIN([.H$43:.H68])-1" office:value-type="float" office:value="10">
            <text:p>10</text:p>
          </table:table-cell>
          <table:table-cell table:style-name="ce92" table:formula="of:=MIN([.I$43:.I66])-1" office:value-type="float" office:value="6">
            <text:p>6</text:p>
          </table:table-cell>
          <table:table-cell table:style-name="ce19"/>
          <table:table-cell table:style-name="ce52" table:number-columns-repeated="2"/>
          <table:table-cell table:style-name="ce114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69]+7" office:value-type="date" office:date-value="2015-04-24">
            <text:p>24 avr. 2015</text:p>
          </table:table-cell>
          <table:table-cell table:style-name="ce44"/>
          <table:table-cell table:style-name="ce19"/>
          <table:table-cell table:style-name="ce51" table:formula="of:=MIN([.D$42:.D69])-1" office:value-type="float" office:value="20">
            <text:p>20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14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70]+7" office:value-type="date" office:date-value="2015-05-01">
            <text:p>1 mai 2015</text:p>
          </table:table-cell>
          <table:table-cell table:style-name="ce44"/>
          <table:table-cell table:style-name="ce20" table:formula="of:=MIN([.C$41:.C70])-1" office:value-type="float" office:value="7">
            <text:p>7</text:p>
          </table:table-cell>
          <table:table-cell table:style-name="ce51" table:formula="of:=MIN([.D$42:.D70])-1" office:value-type="float" office:value="19">
            <text:p>19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9" office:value-type="string">
            <text:p>Férié -salle fermée</text:p>
          </table:table-cell>
          <table:table-cell table:style-name="ce116" table:number-columns-repeated="2"/>
          <table:table-cell/>
          <table:table-cell table:style-name="ce116"/>
          <table:table-cell/>
          <table:table-cell table:style-name="ce116" table:number-columns-repeated="1004"/>
        </table:table-row>
        <table:table-row table:style-name="ro4">
          <table:table-cell table:style-name="ce35" table:formula="of:=[.A71]+7" office:value-type="date" office:date-value="2015-05-08">
            <text:p>8 mai 2015</text:p>
          </table:table-cell>
          <table:table-cell table:style-name="ce44"/>
          <table:table-cell table:style-name="ce19"/>
          <table:table-cell table:style-name="ce51" table:formula="of:=MIN([.D$42:.D71])-1" office:value-type="float" office:value="18">
            <text:p>18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9" office:value-type="string">
            <text:p>Férié -salle fermée</text:p>
          </table:table-cell>
          <table:table-cell table:style-name="ce116" table:number-columns-repeated="2"/>
          <table:table-cell/>
          <table:table-cell table:style-name="ce116"/>
          <table:table-cell table:style-name="ce118"/>
          <table:table-cell table:style-name="ce116" table:number-columns-repeated="1004"/>
        </table:table-row>
        <table:table-row table:style-name="ro4">
          <table:table-cell table:style-name="ce35" table:formula="of:=[.A72]+7" office:value-type="date" office:date-value="2015-05-15">
            <text:p>15 mai 2015</text:p>
          </table:table-cell>
          <table:table-cell table:style-name="ce44"/>
          <table:table-cell table:style-name="ce20" table:formula="of:=MIN([.C$41:.C72])-1" office:value-type="float" office:value="6">
            <text:p>6</text:p>
          </table:table-cell>
          <table:table-cell table:style-name="ce51" table:formula="of:=MIN([.D$42:.D72])-1" office:value-type="float" office:value="17">
            <text:p>17</text:p>
          </table:table-cell>
          <table:table-cell table:style-name="ce55"/>
          <table:table-cell table:style-name="ce19" table:number-columns-repeated="2"/>
          <table:table-cell table:style-name="ce92" table:formula="of:=MIN([.H$43:.H72])-1" office:value-type="float" office:value="9">
            <text:p>9</text:p>
          </table:table-cell>
          <table:table-cell table:style-name="ce92" table:formula="of:=MIN([.I$43:.I72])-1" office:value-type="float" office:value="5">
            <text:p>5</text:p>
          </table:table-cell>
          <table:table-cell table:style-name="ce19"/>
          <table:table-cell table:style-name="ce52" table:number-columns-repeated="2"/>
          <table:table-cell table:style-name="ce19" office:value-type="string">
            <text:p>centre indisponible</text:p>
          </table:table-cell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73]+7" office:value-type="date" office:date-value="2015-05-22">
            <text:p>22 mai 2015</text:p>
          </table:table-cell>
          <table:table-cell table:style-name="ce44"/>
          <table:table-cell table:style-name="ce19"/>
          <table:table-cell table:style-name="ce51" table:formula="of:=MIN([.D$42:.D73])-1" office:value-type="float" office:value="16">
            <text:p>16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5" table:formula="of:=[.A74]+7" office:value-type="date" office:date-value="2015-05-29">
            <text:p>29 mai 2015</text:p>
          </table:table-cell>
          <table:table-cell table:style-name="ce44"/>
          <table:table-cell table:style-name="ce20" table:formula="of:=MIN([.C$41:.C74])-1" office:value-type="float" office:value="5">
            <text:p>5</text:p>
          </table:table-cell>
          <table:table-cell table:style-name="ce51" table:formula="of:=MIN([.D$42:.D74])-1" office:value-type="float" office:value="15">
            <text:p>15</text:p>
          </table:table-cell>
          <table:table-cell table:style-name="ce55"/>
          <table:table-cell table:style-name="ce19" table:number-columns-repeated="2"/>
          <table:table-cell table:style-name="ce92" table:formula="of:=MIN([.H$43:.H74])-1" office:value-type="float" office:value="8">
            <text:p>8</text:p>
          </table:table-cell>
          <table:table-cell table:style-name="Default"/>
          <table:table-cell table:style-name="ce19"/>
          <table:table-cell table:style-name="ce52"/>
          <table:table-cell table:style-name="ce112" office:value-type="float" office:value="2">
            <text:p>2</text:p>
          </table:table-cell>
          <table:table-cell table:style-name="ce19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75]+7" office:value-type="date" office:date-value="2015-06-05">
            <text:p>5 juin 2015</text:p>
          </table:table-cell>
          <table:table-cell table:style-name="ce44"/>
          <table:table-cell table:style-name="ce19"/>
          <table:table-cell table:style-name="ce51" table:formula="of:=MIN([.D$42:.D75])-1" office:value-type="float" office:value="14">
            <text:p>14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14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76]+7" office:value-type="date" office:date-value="2015-06-12">
            <text:p>12 juin 2015</text:p>
          </table:table-cell>
          <table:table-cell table:style-name="ce44"/>
          <table:table-cell table:style-name="ce20" table:formula="of:=MIN([.C$41:.C76])-1" office:value-type="float" office:value="4">
            <text:p>4</text:p>
          </table:table-cell>
          <table:table-cell table:style-name="ce51" table:formula="of:=MIN([.D$42:.D76])-1" office:value-type="float" office:value="13">
            <text:p>13</text:p>
          </table:table-cell>
          <table:table-cell table:style-name="ce55"/>
          <table:table-cell table:style-name="ce19" table:number-columns-repeated="2"/>
          <table:table-cell table:style-name="ce92" table:formula="of:=MIN([.H$43:.H76])-1" office:value-type="float" office:value="7">
            <text:p>7</text:p>
          </table:table-cell>
          <table:table-cell table:style-name="ce92" table:formula="of:=MIN([.I$43:.I74])-1" office:value-type="float" office:value="4">
            <text:p>4</text:p>
          </table:table-cell>
          <table:table-cell table:style-name="ce19"/>
          <table:table-cell table:style-name="ce52" table:number-columns-repeated="2"/>
          <table:table-cell table:style-name="ce114"/>
          <table:table-cell table:style-name="ce116" table:number-columns-repeated="2"/>
          <table:table-cell/>
          <table:table-cell table:style-name="ce116" table:number-columns-repeated="1006"/>
        </table:table-row>
        <table:table-row table:style-name="ro4">
          <table:table-cell table:style-name="ce32" table:formula="of:=[.A77]+7" office:value-type="date" office:date-value="2015-06-19">
            <text:p>19 juin 2015</text:p>
          </table:table-cell>
          <table:table-cell table:style-name="ce44"/>
          <table:table-cell table:style-name="ce19"/>
          <table:table-cell table:style-name="ce51" table:formula="of:=MIN([.D$42:.D77])-1" office:value-type="float" office:value="12">
            <text:p>12</text:p>
          </table:table-cell>
          <table:table-cell table:style-name="ce55"/>
          <table:table-cell table:style-name="ce19" table:number-columns-repeated="5"/>
          <table:table-cell table:style-name="ce52" table:number-columns-repeated="2"/>
          <table:table-cell table:style-name="ce114"/>
          <table:table-cell table:style-name="ce116"/>
          <table:table-cell table:number-columns-repeated="3"/>
          <table:table-cell table:style-name="ce116" table:number-columns-repeated="1005"/>
        </table:table-row>
        <table:table-row table:style-name="ro4">
          <table:table-cell table:style-name="ce32" table:formula="of:=[.A78]+7" office:value-type="date" office:date-value="2015-06-26">
            <text:p>26 juin 2015</text:p>
          </table:table-cell>
          <table:table-cell table:style-name="ce44"/>
          <table:table-cell table:style-name="ce20" table:formula="of:=MIN([.C$41:.C78])-1" office:value-type="float" office:value="3">
            <text:p>3</text:p>
          </table:table-cell>
          <table:table-cell table:style-name="ce51" table:formula="of:=MIN([.D$42:.D78])-1" office:value-type="float" office:value="11">
            <text:p>11</text:p>
          </table:table-cell>
          <table:table-cell table:style-name="ce55"/>
          <table:table-cell table:style-name="ce19" table:number-columns-repeated="2"/>
          <table:table-cell table:style-name="ce92" table:formula="of:=MIN([.H$43:.H78])-1" office:value-type="float" office:value="6">
            <text:p>6</text:p>
          </table:table-cell>
          <table:table-cell table:style-name="Default"/>
          <table:table-cell table:style-name="ce19"/>
          <table:table-cell table:style-name="ce52" table:number-columns-repeated="2"/>
          <table:table-cell table:style-name="ce114"/>
          <table:table-cell table:style-name="ce116"/>
          <table:table-cell table:number-columns-repeated="3"/>
          <table:table-cell table:style-name="ce116" table:number-columns-repeated="1005"/>
        </table:table-row>
        <table:table-row table:style-name="ro4">
          <table:table-cell table:style-name="ce35" table:formula="of:=[.A79]+7" office:value-type="date" office:date-value="2015-07-03">
            <text:p>3 juil. 2015</text:p>
          </table:table-cell>
          <table:table-cell table:style-name="ce44" table:number-columns-repeated="2"/>
          <table:table-cell table:style-name="ce51" table:formula="of:=MIN([.D$42:.D79])-1" office:value-type="float" office:value="10">
            <text:p>10</text:p>
          </table:table-cell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80]+7" office:value-type="date" office:date-value="2015-07-10">
            <text:p>10 juil. 2015</text:p>
          </table:table-cell>
          <table:table-cell table:style-name="ce44" table:number-columns-repeated="2"/>
          <table:table-cell table:style-name="ce51" table:formula="of:=MIN([.D$42:.D80])-1" office:value-type="float" office:value="9">
            <text:p>9</text:p>
          </table:table-cell>
          <table:table-cell table:style-name="ce57"/>
          <table:table-cell table:style-name="ce47" table:number-columns-repeated="2"/>
          <table:table-cell table:style-name="ce92" table:formula="of:=MIN([.H$43:.H80])-1" office:value-type="float" office:value="5">
            <text:p>5</text:p>
          </table:table-cell>
          <table:table-cell table:style-name="ce92" table:formula="of:=MIN([.I$43:.I78])-1" office:value-type="float" office:value="3">
            <text:p>3</text:p>
          </table:table-cell>
          <table:table-cell table:style-name="ce47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81]+7" office:value-type="date" office:date-value="2015-07-17">
            <text:p>17 juil. 2015</text:p>
          </table:table-cell>
          <table:table-cell table:style-name="ce44" table:number-columns-repeated="2"/>
          <table:table-cell table:style-name="ce51" table:formula="of:=MIN([.D$42:.D81])-1" office:value-type="float" office:value="8">
            <text:p>8</text:p>
          </table:table-cell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82]+7" office:value-type="date" office:date-value="2015-07-24">
            <text:p>24 juil.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83]+7" office:value-type="date" office:date-value="2015-07-31">
            <text:p>31 juil.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84]+7" office:value-type="date" office:date-value="2015-08-07">
            <text:p>7 août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85]+7" office:value-type="date" office:date-value="2015-08-14">
            <text:p>14 août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86]+7" office:value-type="date" office:date-value="2015-08-21">
            <text:p>21 août 2015</text:p>
          </table:table-cell>
          <table:table-cell table:style-name="ce44" table:number-columns-repeated="2"/>
          <table:table-cell table:style-name="ce51" table:formula="of:=MIN([.D$42:.D86])-1" office:value-type="float" office:value="7">
            <text:p>7</text:p>
          </table:table-cell>
          <table:table-cell table:style-name="ce57"/>
          <table:table-cell table:style-name="ce47" table:number-columns-repeated="2"/>
          <table:table-cell table:style-name="ce92" table:formula="of:=MIN([.H$43:.H86])-1" office:value-type="float" office:value="4">
            <text:p>4</text:p>
          </table:table-cell>
          <table:table-cell table:style-name="Default"/>
          <table:table-cell table:style-name="ce47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87]+7" office:value-type="date" office:date-value="2015-08-28">
            <text:p>28 août 2015</text:p>
          </table:table-cell>
          <table:table-cell table:style-name="ce44" table:number-columns-repeated="2"/>
          <table:table-cell table:style-name="ce51" table:formula="of:=MIN([.D$42:.D87])-1" office:value-type="float" office:value="6">
            <text:p>6</text:p>
          </table:table-cell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88]+7" office:value-type="date" office:date-value="2015-09-04">
            <text:p>4 sept. 2015</text:p>
          </table:table-cell>
          <table:table-cell table:style-name="ce44"/>
          <table:table-cell table:style-name="ce20" table:formula="of:=MIN([.C$41:.C88])-1" office:value-type="float" office:value="2">
            <text:p>2</text:p>
          </table:table-cell>
          <table:table-cell table:style-name="ce51" table:formula="of:=MIN([.D$42:.D88])-1" office:value-type="float" office:value="5">
            <text:p>5</text:p>
          </table:table-cell>
          <table:table-cell table:style-name="ce57"/>
          <table:table-cell table:style-name="ce47" table:number-columns-repeated="2"/>
          <table:table-cell table:style-name="ce92" table:formula="of:=MIN([.H$43:.H88])-1" office:value-type="float" office:value="3">
            <text:p>3</text:p>
          </table:table-cell>
          <table:table-cell table:style-name="ce92" table:formula="of:=MIN([.I$43:.I86])-1" office:value-type="float" office:value="2">
            <text:p>2</text:p>
          </table:table-cell>
          <table:table-cell table:style-name="ce47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89]+7" office:value-type="date" office:date-value="2015-09-11">
            <text:p>11 sept. 2015</text:p>
          </table:table-cell>
          <table:table-cell table:style-name="ce44" table:number-columns-repeated="2"/>
          <table:table-cell table:style-name="ce51" table:formula="of:=MIN([.D$42:.D89])-1" office:value-type="float" office:value="4">
            <text:p>4</text:p>
          </table:table-cell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90]+7" office:value-type="date" office:date-value="2015-09-18">
            <text:p>18 sept. 2015</text:p>
          </table:table-cell>
          <table:table-cell table:style-name="ce44"/>
          <table:table-cell table:style-name="ce20" table:formula="of:=MIN([.C$41:.C90])-1" office:value-type="float" office:value="1">
            <text:p>1</text:p>
          </table:table-cell>
          <table:table-cell table:style-name="ce51" table:formula="of:=MIN([.D$42:.D90])-1" office:value-type="float" office:value="3">
            <text:p>3</text:p>
          </table:table-cell>
          <table:table-cell table:style-name="ce57"/>
          <table:table-cell table:style-name="ce47" table:number-columns-repeated="2"/>
          <table:table-cell table:style-name="ce92" table:formula="of:=MIN([.H$43:.H90])-1" office:value-type="float" office:value="2">
            <text:p>2</text:p>
          </table:table-cell>
          <table:table-cell table:style-name="Default"/>
          <table:table-cell table:style-name="ce47"/>
          <table:table-cell table:style-name="ce108"/>
          <table:table-cell table:style-name="ce112" office:value-type="float" office:value="1">
            <text:p>1</text:p>
          </table:table-cell>
          <table:table-cell table:style-name="ce47"/>
          <table:table-cell table:number-columns-repeated="1009"/>
        </table:table-row>
        <table:table-row table:style-name="ro4">
          <table:table-cell table:style-name="ce35" table:formula="of:=[.A91]+7" office:value-type="date" office:date-value="2015-09-25">
            <text:p>25 sept. 2015</text:p>
          </table:table-cell>
          <table:table-cell table:style-name="ce44" table:number-columns-repeated="2"/>
          <table:table-cell table:style-name="ce51" table:formula="of:=MIN([.D$42:.D91])-1" office:value-type="float" office:value="2">
            <text:p>2</text:p>
          </table:table-cell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92]+7" office:value-type="date" office:date-value="2015-10-02">
            <text:p>2 oct. 2015</text:p>
          </table:table-cell>
          <table:table-cell table:style-name="ce44" table:number-columns-repeated="2"/>
          <table:table-cell table:style-name="ce51" table:formula="of:=MIN([.D$42:.D92])-1" office:value-type="float" office:value="1">
            <text:p>1</text:p>
          </table:table-cell>
          <table:table-cell table:style-name="ce57"/>
          <table:table-cell table:style-name="ce47" table:number-columns-repeated="2"/>
          <table:table-cell table:style-name="ce92" table:formula="of:=MIN([.H$43:.H92])-1" office:value-type="float" office:value="1">
            <text:p>1</text:p>
          </table:table-cell>
          <table:table-cell table:style-name="ce92" table:formula="of:=MIN([.I$43:.I90])-1" office:value-type="float" office:value="1">
            <text:p>1</text:p>
          </table:table-cell>
          <table:table-cell table:style-name="ce47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93]+7" office:value-type="date" office:date-value="2015-10-09">
            <text:p>9 oct.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94]+7" office:value-type="date" office:date-value="2015-10-16">
            <text:p>16 oct. 2015</text:p>
          </table:table-cell>
          <table:table-cell table:style-name="ce44" table:number-columns-repeated="2"/>
          <table:table-cell table:style-name="ce47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95]+7" office:value-type="date" office:date-value="2015-10-23">
            <text:p>23 oct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96]+7" office:value-type="date" office:date-value="2015-10-30">
            <text:p>30 oct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97]+7" office:value-type="date" office:date-value="2015-11-06">
            <text:p>6 nov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98]+7" office:value-type="date" office:date-value="2015-11-13">
            <text:p>13 nov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99]+7" office:value-type="date" office:date-value="2015-11-20">
            <text:p>20 nov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00]+7" office:value-type="date" office:date-value="2015-11-27">
            <text:p>27 nov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101]+7" office:value-type="date" office:date-value="2015-12-04">
            <text:p>4 déc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02]+7" office:value-type="date" office:date-value="2015-12-11">
            <text:p>11 déc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03]+7" office:value-type="date" office:date-value="2015-12-18">
            <text:p>18 déc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04]+7" office:value-type="date" office:date-value="2015-12-25">
            <text:p>25 déc. 2015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105]+7" office:value-type="date" office:date-value="2016-01-01">
            <text:p>1 janv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06]+7" office:value-type="date" office:date-value="2016-01-08">
            <text:p>8 janv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07]+7" office:value-type="date" office:date-value="2016-01-15">
            <text:p>15 janv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08]+7" office:value-type="date" office:date-value="2016-01-22">
            <text:p>22 janv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09]+7" office:value-type="date" office:date-value="2016-01-29">
            <text:p>29 janv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110]+7" office:value-type="date" office:date-value="2016-02-05">
            <text:p>5 fé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11]+7" office:value-type="date" office:date-value="2016-02-12">
            <text:p>12 fé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12]+7" office:value-type="date" office:date-value="2016-02-19">
            <text:p>19 fé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13]+7" office:value-type="date" office:date-value="2016-02-26">
            <text:p>26 fé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114]+7" office:value-type="date" office:date-value="2016-03-04">
            <text:p>4 mars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15]+7" office:value-type="date" office:date-value="2016-03-11">
            <text:p>11 mars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16]+7" office:value-type="date" office:date-value="2016-03-18">
            <text:p>18 mars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17]+7" office:value-type="date" office:date-value="2016-03-25">
            <text:p>25 mars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118]+7" office:value-type="date" office:date-value="2016-04-01">
            <text:p>1 a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19]+7" office:value-type="date" office:date-value="2016-04-08">
            <text:p>8 a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20]+7" office:value-type="date" office:date-value="2016-04-15">
            <text:p>15 a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21]+7" office:value-type="date" office:date-value="2016-04-22">
            <text:p>22 a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22]+7" office:value-type="date" office:date-value="2016-04-29">
            <text:p>29 avr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123]+7" office:value-type="date" office:date-value="2016-05-06">
            <text:p>6 mai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24]+7" office:value-type="date" office:date-value="2016-05-13">
            <text:p>13 mai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25]+7" office:value-type="date" office:date-value="2016-05-20">
            <text:p>20 mai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5" table:formula="of:=[.A126]+7" office:value-type="date" office:date-value="2016-05-27">
            <text:p>27 mai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4">
          <table:table-cell table:style-name="ce32" table:formula="of:=[.A127]+7" office:value-type="date" office:date-value="2016-06-03">
            <text:p>3 juin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28]+7" office:value-type="date" office:date-value="2016-06-10">
            <text:p>10 juin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29]+7" office:value-type="date" office:date-value="2016-06-17">
            <text:p>17 juin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2" table:formula="of:=[.A130]+7" office:value-type="date" office:date-value="2016-06-24">
            <text:p>24 juin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114"/>
          <table:table-cell table:number-columns-repeated="1009"/>
        </table:table-row>
        <table:table-row table:style-name="ro4">
          <table:table-cell table:style-name="ce35" table:formula="of:=[.A131]+7" office:value-type="date" office:date-value="2016-07-01">
            <text:p>1 juil. 2016</text:p>
          </table:table-cell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9">
          <table:table-cell/>
          <table:table-cell table:style-name="ce44" table:number-columns-repeated="3"/>
          <table:table-cell table:style-name="ce57"/>
          <table:table-cell table:style-name="ce47" table:number-columns-repeated="5"/>
          <table:table-cell table:style-name="ce108" table:number-columns-repeated="2"/>
          <table:table-cell table:style-name="ce47"/>
          <table:table-cell table:number-columns-repeated="1009"/>
        </table:table-row>
        <table:table-row table:style-name="ro9">
          <table:table-cell/>
          <table:table-cell table:style-name="ce44" table:number-columns-repeated="3"/>
          <table:table-cell table:number-columns-repeated="7"/>
          <table:table-cell table:style-name="ce108"/>
          <table:table-cell table:style-name="ce47"/>
          <table:table-cell table:number-columns-repeated="1009"/>
        </table:table-row>
        <table:table-row table:style-name="ro9" table:number-rows-repeated="5">
          <table:table-cell table:number-columns-repeated="11"/>
          <table:table-cell table:style-name="ce108"/>
          <table:table-cell table:style-name="ce47"/>
          <table:table-cell table:number-columns-repeated="1009"/>
        </table:table-row>
        <table:table-row table:style-name="ro9" table:number-rows-repeated="2">
          <table:table-cell table:number-columns-repeated="11"/>
          <table:table-cell table:style-name="ce108"/>
          <table:table-cell table:number-columns-repeated="1010"/>
        </table:table-row>
        <table:table-row table:style-name="ro9" table:number-rows-repeated="1048312">
          <table:table-cell table:number-columns-repeated="1022"/>
        </table:table-row>
        <table:table-row table:style-name="ro11" table:number-rows-repeated="12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Sheet2" table:style-name="ta1" table:print="false">
        <table:table-column table:style-name="co13" table:default-cell-style-name="ce76"/>
        <table:table-column table:style-name="co14" table:number-columns-repeated="2" table:default-cell-style-name="Default"/>
        <table:table-row table:style-name="ro8">
          <table:table-cell table:style-name="ce70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8">
          <table:table-cell table:style-name="ce70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8">
          <table:table-cell table:style-name="ce70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8">
          <table:table-cell table:style-name="ce70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8">
          <table:table-cell table:style-name="ce71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8">
          <table:table-cell table:style-name="ce71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8">
          <table:table-cell table:style-name="ce71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8">
          <table:table-cell table:style-name="ce71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8">
          <table:table-cell table:style-name="ce70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8">
          <table:table-cell table:style-name="ce70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8">
          <table:table-cell table:style-name="ce72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8">
          <table:table-cell table:style-name="ce70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8">
          <table:table-cell table:style-name="ce71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8">
          <table:table-cell table:style-name="ce71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8">
          <table:table-cell table:style-name="ce71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8">
          <table:table-cell table:style-name="ce71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8">
          <table:table-cell table:style-name="ce71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8">
          <table:table-cell table:style-name="ce70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8">
          <table:table-cell table:style-name="ce70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8">
          <table:table-cell table:style-name="ce70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8">
          <table:table-cell table:style-name="ce70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8">
          <table:table-cell table:style-name="ce71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8">
          <table:table-cell table:style-name="ce71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8">
          <table:table-cell table:style-name="ce71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8">
          <table:table-cell table:style-name="ce71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8">
          <table:table-cell table:style-name="ce71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8">
          <table:table-cell table:style-name="ce73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8">
          <table:table-cell table:style-name="ce73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8">
          <table:table-cell table:style-name="ce73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8">
          <table:table-cell table:style-name="ce73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8">
          <table:table-cell table:style-name="ce71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10">
          <table:table-cell table:style-name="ce33" office:value-type="string" calcext:value-type="string">
            <text:p>Contrat</text:p>
          </table:table-cell>
          <table:table-cell table:number-columns-repeated="2" table:style-name="ce33" office:value-type="string" calcext:value-type="string">
            <text:p>2013-2014</text:p>
          </table:table-cell>
        </table:table-row>
        <table:table-row table:style-name="ro8">
          <table:table-cell table:style-name="ce74" office:value-type="string" calcext:value-type="string">
            <text:p>Légumes</text:p>
          </table:table-cell>
          <table:table-cell table:style-name="ce77"/>
          <table:table-cell table:style-name="ce86"/>
        </table:table-row>
        <table:table-row table:style-name="ro8">
          <table:table-cell table:style-name="ce74" office:value-type="string" calcext:value-type="string">
            <text:p>Produits laitiers</text:p>
          </table:table-cell>
          <table:table-cell table:style-name="ce78"/>
          <table:table-cell table:style-name="ce20"/>
        </table:table-row>
        <table:table-row table:style-name="ro8">
          <table:table-cell table:style-name="ce74" office:value-type="string" calcext:value-type="string">
            <text:p>Oeufs</text:p>
          </table:table-cell>
          <table:table-cell table:style-name="ce79"/>
          <table:table-cell table:style-name="ce87"/>
        </table:table-row>
        <table:table-row table:style-name="ro8">
          <table:table-cell table:style-name="ce74" office:value-type="string" calcext:value-type="string">
            <text:p>Pommes</text:p>
          </table:table-cell>
          <table:table-cell table:style-name="ce80" table:number-columns-repeated="2"/>
        </table:table-row>
        <table:table-row table:style-name="ro8">
          <table:table-cell table:style-name="ce74" office:value-type="string" calcext:value-type="string">
            <text:p>Pains</text:p>
          </table:table-cell>
          <table:table-cell table:style-name="ce81"/>
          <table:table-cell table:style-name="ce88"/>
        </table:table-row>
        <table:table-row table:style-name="ro8">
          <table:table-cell table:style-name="ce74" office:value-type="string" calcext:value-type="string">
            <text:p>Poulets</text:p>
          </table:table-cell>
          <table:table-cell table:style-name="ce82"/>
          <table:table-cell table:style-name="poulet_20_foncé"/>
        </table:table-row>
        <table:table-row table:style-name="ro8">
          <table:table-cell table:style-name="ce74" office:value-type="string" calcext:value-type="string">
            <text:p>Chèvre</text:p>
          </table:table-cell>
          <table:table-cell table:style-name="ce83"/>
          <table:table-cell table:style-name="ce89"/>
        </table:table-row>
        <table:table-row table:style-name="ro8">
          <table:table-cell table:style-name="ce74" office:value-type="string" calcext:value-type="string">
            <text:p>Champignons</text:p>
          </table:table-cell>
          <table:table-cell table:style-name="ce84"/>
          <table:table-cell table:style-name="ce90"/>
        </table:table-row>
        <table:table-row table:style-name="ro8">
          <table:table-cell table:style-name="ce74" office:value-type="string" calcext:value-type="string">
            <text:p>Huiles &amp; farines</text:p>
          </table:table-cell>
          <table:table-cell table:style-name="ce85"/>
          <table:table-cell table:style-name="ce91"/>
        </table:table-row>
        <table:table-row table:style-name="ro8">
          <table:table-cell table:style-name="ce75"/>
          <table:table-cell table:style-name="ce19"/>
          <table:table-cell/>
        </table:table-row>
        <table:table-row table:style-name="ro8">
          <table:table-cell table:style-name="ce71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8">
          <table:table-cell table:style-name="ce73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8">
          <table:table-cell table:style-name="ce73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8">
          <table:table-cell table:style-name="ce73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8">
          <table:table-cell table:style-name="ce73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8">
          <table:table-cell table:style-name="ce71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8">
          <table:table-cell table:style-name="ce71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8">
          <table:table-cell table:style-name="ce71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8">
          <table:table-cell table:style-name="ce71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8">
          <table:table-cell table:style-name="ce73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8" table:number-rows-repeated="1048523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Sheet3" table:style-name="ta1" table:print="false">
        <table:table-column table:style-name="co10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4-12-11">11/12/2014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1/12/2014</text:date>, <text:time>09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1H43M12S</meta:editing-duration>
    <meta:editing-cycles>39</meta:editing-cycles>
    <meta:generator>OpenOffice.org/3.4.1$Win32 OpenOffice.org_project/341m1$Build-9593</meta:generator>
    <meta:initial-creator>Jean-Noël NICOLAS</meta:initial-creator>
    <dc:date>2014-12-11T09:51:39.25</dc:date>
    <dc:creator>Jean-Noël NICOLAS</dc:creator>
    <meta:document-statistic meta:table-count="3" meta:cell-count="561" meta:object-count="0"/>
    <meta:user-defined meta:name="Info 1"/>
    <meta:user-defined meta:name="Info 2"/>
    <meta:user-defined meta:name="Info 3"/>
    <meta:user-defined meta:name="Info 4"/>
  </office:meta>
</office:document-meta>
</file>